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301d8" officeooo:paragraph-rsid="000301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HEM</text:p>
      <text:p text:style-name="P1"></text:p>
      <text:p text:style-name="P1">by Ayn Rand</text:p>
      <text:p text:style-name="P1"></text:p>
      <text:p text:style-name="P1"></text:p>
      <text:p text:style-name="P1"></text:p>
      <text:p text:style-name="P1"></text:p>
      <text:p text:style-name="P1">PART ONE</text:p>
      <text:p text:style-name="P1"></text:p>
      <text:p text:style-name="P1"></text:p>
      <text:p text:style-name="P1">It is a sin to write this. It is a sin to think words no others think</text:p>
      <text:p text:style-name="P1">and to put them down upon a paper no others are to see. It is base and</text:p>
      <text:p text:style-name="P1">evil. It is as if we were speaking alone to no ears but our own. And</text:p>
      <text:p text:style-name="P1">we know well that there is no transgression blacker than to do or think</text:p>
      <text:p text:style-name="P1">alone. We have broken the laws. The laws say that men may not write</text:p>
      <text:p text:style-name="P1">unless the Council of Vocations bid them so. May we be forgiven!</text:p>
      <text:p text:style-name="P1"></text:p>
      <text:p text:style-name="P1">But this is not the only sin upon us. We have committed a greater crime,</text:p>
      <text:p text:style-name="P1">and for this crime there is no name. What punishment awaits us if it be</text:p>
      <text:p text:style-name="P1">discovered we know not, for no such crime has come in the memory of men</text:p>
      <text:p text:style-name="P1">and there are no laws to provide for it.</text:p>
      <text:p text:style-name="P1"></text:p>
      <text:p text:style-name="P1">It is dark here. The flame of the candle stands still in the air.</text:p>
      <text:p text:style-name="P1">Nothing moves in this tunnel save our hand on the paper. We are alone</text:p>
      <text:p text:style-name="P1">here under the earth. It is a fearful word, alone. The laws say that</text:p>
      <text:p text:style-name="P1">none among men may be alone, ever and at any time, for this is the great</text:p>
      <text:p text:style-name="P1">transgression and the root of all evil. But we have broken many laws.</text:p>
      <text:p text:style-name="P1">And now there is nothing here save our one body, and it is strange to</text:p>
      <text:p text:style-name="P1">see only two legs stretched on the ground, and on the wall before us the</text:p>
      <text:p text:style-name="P1">shadow of our one head.</text:p>
      <text:p text:style-name="P1"></text:p>
      <text:p text:style-name="P1">The walls are cracked and water runs upon them in thin threads without</text:p>
      <text:p text:style-name="P1">sound, black and glistening as blood. We stole the candle from the</text:p>
      <text:p text:style-name="P1">larder of the Home of the Street Sweepers. We shall be sentenced to ten</text:p>
      <text:p text:style-name="P1">years in the Palace of Corrective Detention if it be discovered. But</text:p>
      <text:p text:style-name="P1">this matters not. It matters only that the light is precious and we</text:p>
      <text:p text:style-name="P1">should not waste it to write when we need it for that work which is our</text:p>
      <text:p text:style-name="P1">crime. Nothing matters save the work, our secret, our evil, our precious</text:p>
      <text:p text:style-name="P1">work. Still, we must also write, for--may the Council have mercy upon</text:p>
      <text:p text:style-name="P1">us!--we wish to speak for once to no ears but our own.</text:p>
      <text:p text:style-name="P1"></text:p>
      <text:p text:style-name="P1">Our name is Equality 7-2521, as it is written on the iron bracelet</text:p>
      <text:p text:style-name="P1">which all men wear on their left wrists with their names upon it. We are</text:p>
      <text:p text:style-name="P1">twenty-one years old. We are six feet tall, and this is a burden, for</text:p>
      <text:p text:style-name="P1">there are not many men who are six feet tall. Ever have the Teachers and</text:p>
      <text:p text:style-name="P1">the Leaders pointed to us and frowned and said:</text:p>
      <text:p text:style-name="P1"></text:p>
      <text:p text:style-name="P1">"There is evil in your bones, Equality 7-2521, for your body has grown</text:p>
      <text:p text:style-name="P1">beyond the bodies of your brothers." But we cannot change our bones nor</text:p>
      <text:p text:style-name="P1">our body.</text:p>
      <text:p text:style-name="P1"></text:p>
      <text:p text:style-name="P1">We were born with a curse. It has always driven us to thoughts which are</text:p>
      <text:p text:style-name="P1">forbidden. It has always given us wishes which men may not wish. We know</text:p>
      <text:p text:style-name="P1">that we are evil, but there is no will in us and no power to resist it.</text:p>
      <text:p text:style-name="P1">This is our wonder and our secret fear, that we know and do not resist.</text:p>
      <text:p text:style-name="P1"></text:p>
      <text:p text:style-name="P1">We strive to be like all our brother men, for all men must be alike.</text:p>
      <text:p text:style-name="P1">Over the portals of the Palace of the World Council, there are words cut</text:p>
      <text:p text:style-name="P1">in the marble, which we repeat to ourselves whenever we are tempted:</text:p>
      <text:p text:style-name="P1"><text:soft-page-break/></text:p>
      <text:p text:style-name="P1"></text:p>
      <text:p text:style-name="P1"><text:s text:c="2"/>"WE ARE ONE IN ALL AND ALL IN ONE.</text:p>
      <text:p text:style-name="P1"><text:s text:c="2"/>THERE ARE NO MEN BUT ONLY THE GREAT _WE_,</text:p>
      <text:p text:style-name="P1"><text:s text:c="2"/>ONE, INDIVISIBLE AND FOREVER."</text:p>
      <text:p text:style-name="P1"></text:p>
      <text:p text:style-name="P1"></text:p>
      <text:p text:style-name="P1">We repeat this to ourselves, but it helps us not.</text:p>
      <text:p text:style-name="P1"></text:p>
      <text:p text:style-name="P1">These words were cut long ago. There is green mould in the grooves of</text:p>
      <text:p text:style-name="P1">the letters and yellow streaks on the marble, which come from more</text:p>
      <text:p text:style-name="P1">years than men could count. And these words are the truth, for they are</text:p>
      <text:p text:style-name="P1">written on the Palace of the World Council, and the World Council is the</text:p>
      <text:p text:style-name="P1">body of all truth. Thus has it been ever since the Great Rebirth, and</text:p>
      <text:p text:style-name="P1">farther back than that no memory can reach.</text:p>
      <text:p text:style-name="P1"></text:p>
      <text:p text:style-name="P1">But we must never speak of the times before the Great Rebirth, else we</text:p>
      <text:p text:style-name="P1">are sentenced to three years in the Palace of Corrective Detention. It</text:p>
      <text:p text:style-name="P1">is only the Old Ones who whisper about it in the evenings, in the Home</text:p>
      <text:p text:style-name="P1">of the Useless. They whisper many strange things, of the towers which</text:p>
      <text:p text:style-name="P1">rose to the sky, in those Unmentionable Times, and of the wagons which</text:p>
      <text:p text:style-name="P1">moved without horses, and of the lights which burned without flame. But</text:p>
      <text:p text:style-name="P1">those times were evil. And those times passed away, when men saw the</text:p>
      <text:p text:style-name="P1">Great Truth which is this: that all men are one and that there is no</text:p>
      <text:p text:style-name="P1">will save the will of all men together.</text:p>
      <text:p text:style-name="P1"></text:p>
      <text:p text:style-name="P1">All men are good and wise. It is only we, Equality 7-2521, we alone who</text:p>
      <text:p text:style-name="P1">were born with a curse. For we are not like our brothers. And as we look</text:p>
      <text:p text:style-name="P1">back upon our life, we see that it has ever been thus and that it has</text:p>
      <text:p text:style-name="P1">brought us step by step to our last, supreme transgression, our crime of</text:p>
      <text:p text:style-name="P1">crimes hidden here under the ground.</text:p>
      <text:p text:style-name="P1"></text:p>
      <text:p text:style-name="P1">We remember the Home of the Infants where we lived till we were five</text:p>
      <text:p text:style-name="P1">years old, together with all the children of the City who had been born</text:p>
      <text:p text:style-name="P1">in the same year. The sleeping halls there were white and clean and bare</text:p>
      <text:p text:style-name="P1">of all things save one hundred beds. We were just like all our brothers</text:p>
      <text:p text:style-name="P1">then, save for the one transgression: we fought with our brothers. There</text:p>
      <text:p text:style-name="P1">are few offenses blacker than to fight with our brothers, at any age and</text:p>
      <text:p text:style-name="P1">for any cause whatsoever. The Council of the Home told us so, and of all</text:p>
      <text:p text:style-name="P1">the children of that year, we were locked in the cellar most often.</text:p>
      <text:p text:style-name="P1"></text:p>
      <text:p text:style-name="P1">When we were five years old, we were sent to the Home of the Students,</text:p>
      <text:p text:style-name="P1">where there are ten wards, for our ten years of learning. Men must learn</text:p>
      <text:p text:style-name="P1">till they reach their fifteenth year. Then they go to work. In the Home</text:p>
      <text:p text:style-name="P1">of the Students we arose when the big bell rang in the tower and we went</text:p>
      <text:p text:style-name="P1">to our beds when it rang again. Before we removed our garments, we stood</text:p>
      <text:p text:style-name="P1">in the great sleeping hall, and we raised our right arms, and we said</text:p>
      <text:p text:style-name="P1">all together with the three Teachers at the head:</text:p>
      <text:p text:style-name="P1"></text:p>
      <text:p text:style-name="P1">"We are nothing. Mankind is all. By the grace of our brothers are we</text:p>
      <text:p text:style-name="P1">allowed our lives. We exist through, by and for our brothers who are the</text:p>
      <text:p text:style-name="P1">State. Amen."</text:p>
      <text:p text:style-name="P1"></text:p>
      <text:p text:style-name="P1">Then we slept. The sleeping halls were white and clean and bare of all</text:p>
      <text:p text:style-name="P1">things save one hundred beds.</text:p>
      <text:p text:style-name="P1"></text:p>
      <text:p text:style-name="P1">We, Equality 7-2521, were not happy in those years in the Home of the</text:p>
      <text:p text:style-name="P1">Students. It was not that the learning was too hard for us. It was that</text:p>
      <text:p text:style-name="P1">the learning was too easy. This is a great sin, to be born with a head</text:p>
      <text:p text:style-name="P1"><text:soft-page-break/>which is too quick. It is not good to be different from our brothers,</text:p>
      <text:p text:style-name="P1">but it is evil to be superior to them. The Teachers told us so, and they</text:p>
      <text:p text:style-name="P1">frowned when they looked upon us.</text:p>
      <text:p text:style-name="P1"></text:p>
      <text:p text:style-name="P1">So we fought against this curse. We tried to forget our lessons, but we</text:p>
      <text:p text:style-name="P1">always remembered. We tried not to understand what the Teachers taught,</text:p>
      <text:p text:style-name="P1">but we always understood it before the Teachers had spoken. We looked</text:p>
      <text:p text:style-name="P1">upon Union 5-3992, who were a pale boy with only half a brain, and we</text:p>
      <text:p text:style-name="P1">tried to say and do as they did, that we might be like them, like Union</text:p>
      <text:p text:style-name="P1">5-3992, but somehow the Teachers knew that we were not. And we were</text:p>
      <text:p text:style-name="P1">lashed more often than all the other children.</text:p>
      <text:p text:style-name="P1"></text:p>
      <text:p text:style-name="P1">The Teachers were just, for they had been appointed by the Councils, and</text:p>
      <text:p text:style-name="P1">the Councils are the voice of all justice, for they are the voice of all</text:p>
      <text:p text:style-name="P1">men. And if sometimes, in the secret darkness of our heart, we regret</text:p>
      <text:p text:style-name="P1">that which befell us on our fifteenth birthday, we know that it was</text:p>
      <text:p text:style-name="P1">through our own guilt. We had broken a law, for we had not paid heed to</text:p>
      <text:p text:style-name="P1">the words of our Teachers. The Teachers had said to us all:</text:p>
      <text:p text:style-name="P1"></text:p>
      <text:p text:style-name="P1">"Dare not choose in your minds the work you would like to do when you</text:p>
      <text:p text:style-name="P1">leave the Home of the Students. You shall do that which the Council of</text:p>
      <text:p text:style-name="P1">Vocations shall prescribe for you. For the Council of Vocations knows in</text:p>
      <text:p text:style-name="P1">its great wisdom where you are needed by your brother men, better than</text:p>
      <text:p text:style-name="P1">you can know it in your unworthy little minds. And if you are not needed</text:p>
      <text:p text:style-name="P1">by your brother man, there is no reason for you to burden the earth with</text:p>
      <text:p text:style-name="P1">your bodies."</text:p>
      <text:p text:style-name="P1"></text:p>
      <text:p text:style-name="P1">We knew this well, in the years of our childhood, but our curse broke</text:p>
      <text:p text:style-name="P1">our will. We were guilty and we confess it here: we were guilty of</text:p>
      <text:p text:style-name="P1">the great Transgression of Preference. We preferred some work and some</text:p>
      <text:p text:style-name="P1">lessons to the others. We did not listen well to the history of all the</text:p>
      <text:p text:style-name="P1">Councils elected since the Great Rebirth. But we loved the Science of</text:p>
      <text:p text:style-name="P1">Things. We wished to know. We wished to know about all the things which</text:p>
      <text:p text:style-name="P1">make the earth around us. We asked so many questions that the Teachers</text:p>
      <text:p text:style-name="P1">forbade it.</text:p>
      <text:p text:style-name="P1"></text:p>
      <text:p text:style-name="P1">We think that there are mysteries in the sky and under the water and in</text:p>
      <text:p text:style-name="P1">the plants which grow. But the Council of Scholars has said that there</text:p>
      <text:p text:style-name="P1">are no mysteries, and the Council of Scholars knows all things. And we</text:p>
      <text:p text:style-name="P1">learned much from our Teachers. We learned that the earth is flat and</text:p>
      <text:p text:style-name="P1">that the sun revolves around it, which causes the day and the night. We</text:p>
      <text:p text:style-name="P1">learned the names of all the winds which blow over the seas and push the</text:p>
      <text:p text:style-name="P1">sails of our great ships. We learned how to bleed men to cure them of</text:p>
      <text:p text:style-name="P1">all ailments.</text:p>
      <text:p text:style-name="P1"></text:p>
      <text:p text:style-name="P1">We loved the Science of Things. And in the darkness, in the secret hour,</text:p>
      <text:p text:style-name="P1">when we awoke in the night and there were no brothers around us, but</text:p>
      <text:p text:style-name="P1">only their shapes in the beds and their snores, we closed our eyes, and</text:p>
      <text:p text:style-name="P1">we held our lips shut, and we stopped our breath, that no shudder might</text:p>
      <text:p text:style-name="P1">let our brothers see or hear or guess, and we thought that we wished to</text:p>
      <text:p text:style-name="P1">be sent to the Home of the Scholars when our time would come.</text:p>
      <text:p text:style-name="P1"></text:p>
      <text:p text:style-name="P1">All the great modern inventions come from the Home of the Scholars, such</text:p>
      <text:p text:style-name="P1">as the newest one, which was found only a hundred years ago, of how to</text:p>
      <text:p text:style-name="P1">make candles from wax and string; also, how to make glass, which is put</text:p>
      <text:p text:style-name="P1">in our windows to protect us from the rain. To find these things, the</text:p>
      <text:p text:style-name="P1">Scholars must study the earth and learn from the rivers, from the</text:p>
      <text:p text:style-name="P1">sands, from the winds and the rocks. And if we went to the Home of the</text:p>
      <text:p text:style-name="P1">Scholars, we could learn from these also. We could ask questions of</text:p>
      <text:p text:style-name="P1"><text:soft-page-break/>these, for they do not forbid questions.</text:p>
      <text:p text:style-name="P1"></text:p>
      <text:p text:style-name="P1">And questions give us no rest. We know not why our curse makes us seek</text:p>
      <text:p text:style-name="P1">we know not what, ever and ever. But we cannot resist it. It whispers</text:p>
      <text:p text:style-name="P1">to us that there are great things on this earth of ours, and that we</text:p>
      <text:p text:style-name="P1">can know them if we try, and that we must know them. We ask, why must we</text:p>
      <text:p text:style-name="P1">know, but it has no answer to give us. We must know that we may know.</text:p>
      <text:p text:style-name="P1"></text:p>
      <text:p text:style-name="P1">So we wished to be sent to the Home of the Scholars. We wished it so</text:p>
      <text:p text:style-name="P1">much that our hands trembled under the blankets in the night, and we bit</text:p>
      <text:p text:style-name="P1">our arm to stop that other pain which we could not endure. It was evil</text:p>
      <text:p text:style-name="P1">and we dared not face our brothers in the morning. For men may wish</text:p>
      <text:p text:style-name="P1">nothing for themselves. And we were punished when the Council of</text:p>
      <text:p text:style-name="P1">Vocations came to give us our life Mandates which tell those who reach</text:p>
      <text:p text:style-name="P1">their fifteenth year what their work is to be for the rest of their</text:p>
      <text:p text:style-name="P1">days.</text:p>
      <text:p text:style-name="P1"></text:p>
      <text:p text:style-name="P1">The Council of Vocations came on the first day of spring, and they sat</text:p>
      <text:p text:style-name="P1">in the great hall. And we who were fifteen and all the Teachers came</text:p>
      <text:p text:style-name="P1">into the great hall. And the Council of Vocations sat on a high dais,</text:p>
      <text:p text:style-name="P1">and they had but two words to speak to each of the Students. They called</text:p>
      <text:p text:style-name="P1">the Students' names, and when the Students stepped before them, one</text:p>
      <text:p text:style-name="P1">after another, the Council said: "Carpenter" or "Doctor" or "Cook" or</text:p>
      <text:p text:style-name="P1">"Leader." Then each Student raised their right arm and said: "The will</text:p>
      <text:p text:style-name="P1">of our brothers be done."</text:p>
      <text:p text:style-name="P1"></text:p>
      <text:p text:style-name="P1">Now if the Council has said "Carpenter" or "Cook," the Students so</text:p>
      <text:p text:style-name="P1">assigned go to work and they do not study any further. But if the</text:p>
      <text:p text:style-name="P1">Council has said "Leader," then those Students go into the Home of</text:p>
      <text:p text:style-name="P1">the Leaders, which is the greatest house in the City, for it has three</text:p>
      <text:p text:style-name="P1">stories. And there they study for many years, so that they may become</text:p>
      <text:p text:style-name="P1">candidates and be elected to the City Council and the State Council and</text:p>
      <text:p text:style-name="P1">the World Council--by a free and general vote of all men. But we wished</text:p>
      <text:p text:style-name="P1">not to be a Leader, even though it is a great honor. We wished to be a</text:p>
      <text:p text:style-name="P1">Scholar.</text:p>
      <text:p text:style-name="P1"></text:p>
      <text:p text:style-name="P1">So we awaited our turn in the great hall and then we heard the Council</text:p>
      <text:p text:style-name="P1">of Vocations call our name: "Equality 7-2521." We walked to the dais,</text:p>
      <text:p text:style-name="P1">and our legs did not tremble, and we looked up at the Council. There</text:p>
      <text:p text:style-name="P1">were five members of the Council, three of the male gender and two of</text:p>
      <text:p text:style-name="P1">the female. Their hair was white and their faces were cracked as the</text:p>
      <text:p text:style-name="P1">clay of a dry river bed. They were old. They seemed older than the</text:p>
      <text:p text:style-name="P1">marble of the Temple of the World Council. They sat before us and they</text:p>
      <text:p text:style-name="P1">did not move. And we saw no breath to stir the folds of their white</text:p>
      <text:p text:style-name="P1">togas. But we knew that they were alive, for a finger of the hand of the</text:p>
      <text:p text:style-name="P1">oldest rose, pointed to us, and fell down again. This was the only</text:p>
      <text:p text:style-name="P1">thing which moved, for the lips of the oldest did not move as they said:</text:p>
      <text:p text:style-name="P1">"Street Sweeper."</text:p>
      <text:p text:style-name="P1"></text:p>
      <text:p text:style-name="P1">We felt the cords of our neck grow tight as our head rose higher to look</text:p>
      <text:p text:style-name="P1">upon the faces of the Council, and we were happy. We knew we had been</text:p>
      <text:p text:style-name="P1">guilty, but now we had a way to atone for it. We would accept our Life</text:p>
      <text:p text:style-name="P1">Mandate, and we would work for our brothers, gladly and willingly, and</text:p>
      <text:p text:style-name="P1">we would erase our sin against them, which they did not know, but we</text:p>
      <text:p text:style-name="P1">knew. So we were happy, and proud of ourselves and of our victory over</text:p>
      <text:p text:style-name="P1">ourselves. We raised our right arm and we spoke, and our voice was the</text:p>
      <text:p text:style-name="P1">clearest, the steadiest voice in the hall that day, and we said:</text:p>
      <text:p text:style-name="P1"></text:p>
      <text:p text:style-name="P1">"The will of our brothers be done."</text:p>
      <text:p text:style-name="P1"><text:soft-page-break/></text:p>
      <text:p text:style-name="P1">And we looked straight into the eyes of the Council, but their eyes were</text:p>
      <text:p text:style-name="P1">as cold blue glass buttons.</text:p>
      <text:p text:style-name="P1"></text:p>
      <text:p text:style-name="P1">So we went into the Home of the Street Sweepers. It is a grey house on a</text:p>
      <text:p text:style-name="P1">narrow street. There is a sundial in its courtyard, by which the Council</text:p>
      <text:p text:style-name="P1">of the Home can tell the hours of the day and when to ring the bell.</text:p>
      <text:p text:style-name="P1">When the bell rings, we all arise from our beds. The sky is green and</text:p>
      <text:p text:style-name="P1">cold in our windows to the east. The shadow on the sundial marks off a</text:p>
      <text:p text:style-name="P1">half-hour while we dress and eat our breakfast in the dining hall, where</text:p>
      <text:p text:style-name="P1">there are five long tables with twenty clay plates and twenty clay cups</text:p>
      <text:p text:style-name="P1">on each table. Then we go to work in the streets of the City, with our</text:p>
      <text:p text:style-name="P1">brooms and our rakes. In five hours, when the sun is high, we return to</text:p>
      <text:p text:style-name="P1">the Home and we eat our midday meal, for which one-half hour is allowed.</text:p>
      <text:p text:style-name="P1">Then we go to work again. In five hours, the shadows are blue on the</text:p>
      <text:p text:style-name="P1">pavements, and the sky is blue with a deep brightness which is not</text:p>
      <text:p text:style-name="P1">bright. We come back to have our dinner, which lasts one hour. Then the</text:p>
      <text:p text:style-name="P1">bell rings and we walk in a straight column to one of the City Halls,</text:p>
      <text:p text:style-name="P1">for the Social Meeting. Other columns of men arrive from the Homes</text:p>
      <text:p text:style-name="P1">of the different Trades. The candles are lit, and the Councils of the</text:p>
      <text:p text:style-name="P1">different Homes stand in a pulpit, and they speak to us of our duties</text:p>
      <text:p text:style-name="P1">and of our brother men. Then visiting Leaders mount the pulpit and they</text:p>
      <text:p text:style-name="P1">read to us the speeches which were made in the City Council that day,</text:p>
      <text:p text:style-name="P1">for the City Council represents all men and all men must know. Then we</text:p>
      <text:p text:style-name="P1">sing hymns, the Hymn of Brotherhood, and the Hymn of Equality, and the</text:p>
      <text:p text:style-name="P1">Hymn of the Collective Spirit. The sky is a soggy purple when we return</text:p>
      <text:p text:style-name="P1">to the Home. Then the bell rings and we walk in a straight column to the</text:p>
      <text:p text:style-name="P1">City Theatre for three hours of Social Recreation. There a play is shown</text:p>
      <text:p text:style-name="P1">upon the stage, with two great choruses from the Home of the Actors,</text:p>
      <text:p text:style-name="P1">which speak and answer all together, in two great voices. The plays</text:p>
      <text:p text:style-name="P1">are about toil and how good it is. Then we walk back to the Home in a</text:p>
      <text:p text:style-name="P1">straight column. The sky is like a black sieve pierced by silver drops</text:p>
      <text:p text:style-name="P1">that tremble, ready to burst through. The moths beat against the street</text:p>
      <text:p text:style-name="P1">lanterns. We go to our beds and we sleep, till the bell rings again.</text:p>
      <text:p text:style-name="P1">The sleeping halls are white and clean and bare of all things save one</text:p>
      <text:p text:style-name="P1">hundred beds.</text:p>
      <text:p text:style-name="P1"></text:p>
      <text:p text:style-name="P1">Thus have we lived each day of four years, until two springs ago when</text:p>
      <text:p text:style-name="P1">our crime happened. Thus must all men live until they are forty. At</text:p>
      <text:p text:style-name="P1">forty, they are worn out. At forty, they are sent to the Home of the</text:p>
      <text:p text:style-name="P1">Useless, where the Old Ones live. The Old Ones do not work, for the</text:p>
      <text:p text:style-name="P1">State takes care of them. They sit in the sun in summer and they sit by</text:p>
      <text:p text:style-name="P1">the fire in winter. They do not speak often, for they are weary. The</text:p>
      <text:p text:style-name="P1">Old Ones know that they are soon to die. When a miracle happens and some</text:p>
      <text:p text:style-name="P1">live to be forty-five, they are the Ancient Ones, and the children stare</text:p>
      <text:p text:style-name="P1">at them when passing by the Home of the Useless. Such is to be our life,</text:p>
      <text:p text:style-name="P1">as that of all our brothers and of the brothers who came before us.</text:p>
      <text:p text:style-name="P1"></text:p>
      <text:p text:style-name="P1">Such would have been our life, had we not committed our crime which</text:p>
      <text:p text:style-name="P1">changed all things for us. And it was our curse which drove us to our</text:p>
      <text:p text:style-name="P1">crime. We had been a good Street Sweeper and like all our brother Street</text:p>
      <text:p text:style-name="P1">Sweepers, save for our cursed wish to know. We looked too long at the</text:p>
      <text:p text:style-name="P1">stars at night, and at the trees and the earth. And when we cleaned</text:p>
      <text:p text:style-name="P1">the yard of the Home of the Scholars, we gathered the glass vials, the</text:p>
      <text:p text:style-name="P1">pieces of metal, the dried bones which they had discarded. We wished to</text:p>
      <text:p text:style-name="P1">keep these things and to study them, but we had no place to hide them.</text:p>
      <text:p text:style-name="P1">So we carried them to the City Cesspool. And then we made the discovery.</text:p>
      <text:p text:style-name="P1"></text:p>
      <text:p text:style-name="P1">It was on a day of the spring before last. We Street Sweepers work</text:p>
      <text:p text:style-name="P1"><text:soft-page-break/>in brigades of three, and we were with Union 5-3992, they of the</text:p>
      <text:p text:style-name="P1">half-brain, and with International 4-8818. Now Union 5-3992 are a sickly</text:p>
      <text:p text:style-name="P1">lad and sometimes they are stricken with convulsions, when their</text:p>
      <text:p text:style-name="P1">mouth froths and their eyes turn white. But International 4-8818</text:p>
      <text:p text:style-name="P1">are different. They are a tall, strong youth and their eyes are like</text:p>
      <text:p text:style-name="P1">fireflies, for there is laughter in their eyes. We cannot look upon</text:p>
      <text:p text:style-name="P1">International 4-8818 and not smile in answer. For this they were not</text:p>
      <text:p text:style-name="P1">liked in the Home of the Students, as it is not proper to smile without</text:p>
      <text:p text:style-name="P1">reason. And also they were not liked because they took pieces of coal</text:p>
      <text:p text:style-name="P1">and they drew pictures upon the walls, and they were pictures which made</text:p>
      <text:p text:style-name="P1">men laugh. But it is only our brothers in the Home of the Artists who</text:p>
      <text:p text:style-name="P1">are permitted to draw pictures, so International 4-8818 were sent to the</text:p>
      <text:p text:style-name="P1">Home of the Street Sweepers, like ourselves.</text:p>
      <text:p text:style-name="P1"></text:p>
      <text:p text:style-name="P1">International 4-8818 and we are friends. This is an evil thing to say,</text:p>
      <text:p text:style-name="P1">for it is a transgression, the great Transgression of Preference, to</text:p>
      <text:p text:style-name="P1">love any among men better than the others, since we must love all men</text:p>
      <text:p text:style-name="P1">and all men are our friends. So International 4-8818 and we have never</text:p>
      <text:p text:style-name="P1">spoken of it. But we know. We know, when we look into each other's eyes.</text:p>
      <text:p text:style-name="P1">And when we look thus without words, we both know other things also,</text:p>
      <text:p text:style-name="P1">strange things for which there are no words, and these things frighten</text:p>
      <text:p text:style-name="P1">us.</text:p>
      <text:p text:style-name="P1"></text:p>
      <text:p text:style-name="P1">So on that day of the spring before last, Union 5-3992 were stricken</text:p>
      <text:p text:style-name="P1">with convulsions on the edge of the City, near the City Theatre. We</text:p>
      <text:p text:style-name="P1">left them to lie in the shade of the Theatre tent and we went with</text:p>
      <text:p text:style-name="P1">International 4-8818 to finish our work. We came together to the great</text:p>
      <text:p text:style-name="P1">ravine behind the Theatre. It is empty save for trees and weeds.</text:p>
      <text:p text:style-name="P1">Beyond the ravine there is a plain, and beyond the plain there lies the</text:p>
      <text:p text:style-name="P1">Uncharted Forest, about which men must not think.</text:p>
      <text:p text:style-name="P1"></text:p>
      <text:p text:style-name="P1">We were gathering the papers and the rags which the wind had blown from</text:p>
      <text:p text:style-name="P1">the Theatre, when we saw an iron bar among the weeds. It was old and</text:p>
      <text:p text:style-name="P1">rusted by many rains. We pulled with all our strength, but we could not</text:p>
      <text:p text:style-name="P1">move it. So we called International 4-8818, and together we scraped the</text:p>
      <text:p text:style-name="P1">earth around the bar. Of a sudden the earth fell in before us, and we</text:p>
      <text:p text:style-name="P1">saw an old iron grill over a black hole.</text:p>
      <text:p text:style-name="P1"></text:p>
      <text:p text:style-name="P1">International 4-8818 stepped back. But we pulled at the grill and it</text:p>
      <text:p text:style-name="P1">gave way. And then we saw iron rings as steps leading down a shaft into</text:p>
      <text:p text:style-name="P1">a darkness without bottom.</text:p>
      <text:p text:style-name="P1"></text:p>
      <text:p text:style-name="P1">"We shall go down," we said to International 4-8818.</text:p>
      <text:p text:style-name="P1"></text:p>
      <text:p text:style-name="P1">"It is forbidden," they answered.</text:p>
      <text:p text:style-name="P1"></text:p>
      <text:p text:style-name="P1">We said: "The Council does not know of this hole, so it cannot be</text:p>
      <text:p text:style-name="P1">forbidden."</text:p>
      <text:p text:style-name="P1"></text:p>
      <text:p text:style-name="P1">And they answered: "Since the Council does not know of this hole,</text:p>
      <text:p text:style-name="P1">there can be no law permitting to enter it. And everything which is not</text:p>
      <text:p text:style-name="P1">permitted by law is forbidden."</text:p>
      <text:p text:style-name="P1"></text:p>
      <text:p text:style-name="P1">But we said: "We shall go, none the less."</text:p>
      <text:p text:style-name="P1"></text:p>
      <text:p text:style-name="P1">They were frightened, but they stood by and watched us go.</text:p>
      <text:p text:style-name="P1"></text:p>
      <text:p text:style-name="P1">We hung on the iron rings with our hands and our feet. We could see</text:p>
      <text:p text:style-name="P1">nothing below us. And above us the hole open upon the sky grew smaller</text:p>
      <text:p text:style-name="P1"><text:soft-page-break/>and smaller, till it came to be the size of a button. But still we went</text:p>
      <text:p text:style-name="P1">down. Then our foot touched the ground. We rubbed our eyes, for we could</text:p>
      <text:p text:style-name="P1">not see. Then our eyes became used to the darkness, but we could not</text:p>
      <text:p text:style-name="P1">believe what we saw.</text:p>
      <text:p text:style-name="P1"></text:p>
      <text:p text:style-name="P1">No men known to us could have built this place, nor the men known to</text:p>
      <text:p text:style-name="P1">our brothers who lived before us, and yet it was built by men. It was a</text:p>
      <text:p text:style-name="P1">great tunnel. Its walls were hard and smooth to the touch; it felt like</text:p>
      <text:p text:style-name="P1">stone, but it was not stone. On the ground there were long thin tracks</text:p>
      <text:p text:style-name="P1">of iron, but it was not iron; it felt smooth and cold as glass. We</text:p>
      <text:p text:style-name="P1">knelt, and we crawled forward, our hand groping along the iron line to</text:p>
      <text:p text:style-name="P1">see where it would lead. But there was an unbroken night ahead. Only the</text:p>
      <text:p text:style-name="P1">iron tracks glowed through it, straight and white, calling us to follow.</text:p>
      <text:p text:style-name="P1">But we could not follow, for we were losing the puddle of light behind</text:p>
      <text:p text:style-name="P1">us. So we turned and we crawled back, our hand on the iron line. And our</text:p>
      <text:p text:style-name="P1">heart beat in our fingertips, without reason. And then we knew.</text:p>
      <text:p text:style-name="P1"></text:p>
      <text:p text:style-name="P1">We knew suddenly that this place was left from the Unmentionable Times.</text:p>
      <text:p text:style-name="P1">So it was true, and those Times had been, and all the wonders of those</text:p>
      <text:p text:style-name="P1">Times. Hundreds upon hundreds of years ago men knew secrets which we</text:p>
      <text:p text:style-name="P1">have lost. And we thought: "This is a foul place. They are damned</text:p>
      <text:p text:style-name="P1">who touch the things of the Unmentionable Times." But our hand which</text:p>
      <text:p text:style-name="P1">followed the track, as we crawled, clung to the iron as if it would not</text:p>
      <text:p text:style-name="P1">leave it, as if the skin of our hand were thirsty and begging of the</text:p>
      <text:p text:style-name="P1">metal some secret fluid beating in its coldness.</text:p>
      <text:p text:style-name="P1"></text:p>
      <text:p text:style-name="P1">We returned to the earth. International 4-8818 looked upon us and</text:p>
      <text:p text:style-name="P1">stepped back.</text:p>
      <text:p text:style-name="P1"></text:p>
      <text:p text:style-name="P1">"Equality 7-2521," they said, "your face is white."</text:p>
      <text:p text:style-name="P1"></text:p>
      <text:p text:style-name="P1">But we could not speak and we stood looking upon them.</text:p>
      <text:p text:style-name="P1"></text:p>
      <text:p text:style-name="P1">They backed away, as if they dared not touch us. Then they smiled, but</text:p>
      <text:p text:style-name="P1">it was not a gay smile; it was lost and pleading. But still we could not</text:p>
      <text:p text:style-name="P1">speak. Then they said:</text:p>
      <text:p text:style-name="P1"></text:p>
      <text:p text:style-name="P1">"We shall report our find to the City Council and both of us will be</text:p>
      <text:p text:style-name="P1">rewarded."</text:p>
      <text:p text:style-name="P1"></text:p>
      <text:p text:style-name="P1">And then we spoke. Our voice was hard and there was no mercy in our</text:p>
      <text:p text:style-name="P1">voice. We said:</text:p>
      <text:p text:style-name="P1"></text:p>
      <text:p text:style-name="P1">"We shall not report our find to the City Council. We shall not report</text:p>
      <text:p text:style-name="P1">it to any men."</text:p>
      <text:p text:style-name="P1"></text:p>
      <text:p text:style-name="P1">They raised their hands to their ears, for never had they heard such</text:p>
      <text:p text:style-name="P1">words as these.</text:p>
      <text:p text:style-name="P1"></text:p>
      <text:p text:style-name="P1">"International 4-8818," we asked, "will you report us to the Council and</text:p>
      <text:p text:style-name="P1">see us lashed to death before your eyes?"</text:p>
      <text:p text:style-name="P1"></text:p>
      <text:p text:style-name="P1">They stood straight all of a sudden and they answered: "Rather would we</text:p>
      <text:p text:style-name="P1">die."</text:p>
      <text:p text:style-name="P1"></text:p>
      <text:p text:style-name="P1">"Then," we said, "keep silent. This place is ours. This place belongs</text:p>
      <text:p text:style-name="P1">to us, Equality 7-2521, and to no other men on earth. And if ever we</text:p>
      <text:p text:style-name="P1">surrender it, we shall surrender our life with it also."</text:p>
      <text:p text:style-name="P1"></text:p>
      <text:p text:style-name="P1"><text:soft-page-break/>Then we saw that the eyes of International 4-8818 were full to the</text:p>
      <text:p text:style-name="P1">lids with tears they dared not drop. They whispered, and their voice</text:p>
      <text:p text:style-name="P1">trembled, so that their words lost all shape:</text:p>
      <text:p text:style-name="P1"></text:p>
      <text:p text:style-name="P1">"The will of the Council is above all things, for it is the will of</text:p>
      <text:p text:style-name="P1">our brothers, which is holy. But if you wish it so, we shall obey you.</text:p>
      <text:p text:style-name="P1">Rather shall we be evil with you than good with all our brothers. May</text:p>
      <text:p text:style-name="P1">the Council have mercy upon both our hearts!"</text:p>
      <text:p text:style-name="P1"></text:p>
      <text:p text:style-name="P1">Then we walked away together and back to the Home of the Street</text:p>
      <text:p text:style-name="P1">Sweepers. And we walked in silence.</text:p>
      <text:p text:style-name="P1"></text:p>
      <text:p text:style-name="P1">Thus did it come to pass that each night, when the stars are high and</text:p>
      <text:p text:style-name="P1">the Street Sweepers sit in the City Theatre, we, Equality 7-2521, steal</text:p>
      <text:p text:style-name="P1">out and run through the darkness to our place. It is easy to leave the</text:p>
      <text:p text:style-name="P1">Theatre; when the candles are blown out and the Actors come onto the</text:p>
      <text:p text:style-name="P1">stage, no eyes can see us as we crawl under our seat and under the cloth</text:p>
      <text:p text:style-name="P1">of the tent. Later, it is easy to steal through the shadows and fall in</text:p>
      <text:p text:style-name="P1">line next to International 4-8818, as the column leaves the Theatre. It</text:p>
      <text:p text:style-name="P1">is dark in the streets and there are no men about, for no men may walk</text:p>
      <text:p text:style-name="P1">through the City when they have no mission to walk there. Each night, we</text:p>
      <text:p text:style-name="P1">run to the ravine, and we remove the stones which we have piled upon the</text:p>
      <text:p text:style-name="P1">iron grill to hide it from the men. Each night, for three hours, we are</text:p>
      <text:p text:style-name="P1">under the earth, alone.</text:p>
      <text:p text:style-name="P1"></text:p>
      <text:p text:style-name="P1">We have stolen candles from the Home of the Street Sweepers, we have</text:p>
      <text:p text:style-name="P1">stolen flints and knives and paper, and we have brought them to this</text:p>
      <text:p text:style-name="P1">place. We have stolen glass vials and powders and acids from the Home of</text:p>
      <text:p text:style-name="P1">the Scholars. Now we sit in the tunnel for three hours each night and</text:p>
      <text:p text:style-name="P1">we study. We melt strange metals, and we mix acids, and we cut open the</text:p>
      <text:p text:style-name="P1">bodies of the animals which we find in the City Cesspool. We have built</text:p>
      <text:p text:style-name="P1">an oven of the bricks we gathered in the streets. We burn the wood we</text:p>
      <text:p text:style-name="P1">find in the ravine. The fire flickers in the oven and blue shadows dance</text:p>
      <text:p text:style-name="P1">upon the walls, and there is no sound of men to disturb us.</text:p>
      <text:p text:style-name="P1"></text:p>
      <text:p text:style-name="P1">We have stolen manuscripts. This is a great offense. Manuscripts are</text:p>
      <text:p text:style-name="P1">precious, for our brothers in the Home of the Clerks spend one year to</text:p>
      <text:p text:style-name="P1">copy one single script in their clear handwriting. Manuscripts are rare</text:p>
      <text:p text:style-name="P1">and they are kept in the Home of the Scholars. So we sit under the earth</text:p>
      <text:p text:style-name="P1">and we read the stolen scripts. Two years have passed since we found</text:p>
      <text:p text:style-name="P1">this place. And in these two years we have learned more than we had</text:p>
      <text:p text:style-name="P1">learned in the ten years of the Home of the Students.</text:p>
      <text:p text:style-name="P1"></text:p>
      <text:p text:style-name="P1">We have learned things which are not in the scripts. We have solved</text:p>
      <text:p text:style-name="P1">secrets of which the Scholars have no knowledge. We have come to see how</text:p>
      <text:p text:style-name="P1">great is the unexplored, and many lifetimes will not bring us to the end</text:p>
      <text:p text:style-name="P1">of our quest. But we wish no end to our quest. We wish nothing, save to</text:p>
      <text:p text:style-name="P1">be alone and to learn, and to feel as if with each day our sight were</text:p>
      <text:p text:style-name="P1">growing sharper than the hawk's and clearer than rock crystal.</text:p>
      <text:p text:style-name="P1"></text:p>
      <text:p text:style-name="P1">Strange are the ways of evil. We are false in the faces of our brothers.</text:p>
      <text:p text:style-name="P1">We are defying the will of our Councils. We alone, of the thousands who</text:p>
      <text:p text:style-name="P1">walk this earth, we alone in this hour are doing a work which has no</text:p>
      <text:p text:style-name="P1">purpose save that we wish to do it. The evil of our crime is not for the</text:p>
      <text:p text:style-name="P1">human mind to probe. The nature of our punishment, if it be discovered,</text:p>
      <text:p text:style-name="P1">is not for the human heart to ponder. Never, not in the memory of the</text:p>
      <text:p text:style-name="P1">Ancient Ones' Ancients, never have men done that which we are doing.</text:p>
      <text:p text:style-name="P1"></text:p>
      <text:p text:style-name="P1">And yet there is no shame in us and no regret. We say to ourselves that</text:p>
      <text:p text:style-name="P1"><text:soft-page-break/>we are a wretch and a traitor. But we feel no burden upon our spirit and</text:p>
      <text:p text:style-name="P1">no fear in our heart. And it seems to us that our spirit is clear as</text:p>
      <text:p text:style-name="P1">a lake troubled by no eyes save those of the sun. And in our</text:p>
      <text:p text:style-name="P1">heart--strange are the ways of evil!--in our heart there is the first</text:p>
      <text:p text:style-name="P1">peace we have known in twenty years.</text:p>
      <text:p text:style-name="P1"></text:p>
      <text:p text:style-name="P1"></text:p>
      <text:p text:style-name="P1"></text:p>
      <text:p text:style-name="P1"></text:p>
      <text:p text:style-name="P1">PART TWO</text:p>
      <text:p text:style-name="P1"></text:p>
      <text:p text:style-name="P1">Liberty 5-3000... Liberty five-three thousand ... Liberty 5-3000....</text:p>
      <text:p text:style-name="P1"></text:p>
      <text:p text:style-name="P1">We wish to write this name. We wish to speak it, but we dare not speak</text:p>
      <text:p text:style-name="P1">it above a whisper. For men are forbidden to take notice of women, and</text:p>
      <text:p text:style-name="P1">women are forbidden to take notice of men. But we think of one among</text:p>
      <text:p text:style-name="P1">women, they whose name is Liberty 5-3000, and we think of no others. The</text:p>
      <text:p text:style-name="P1">women who have been assigned to work the soil live in the Homes of the</text:p>
      <text:p text:style-name="P1">Peasants beyond the City. Where the City ends there is a great road</text:p>
      <text:p text:style-name="P1">winding off to the north, and we Street Sweepers must keep this road</text:p>
      <text:p text:style-name="P1">clean to the first milepost. There is a hedge along the road, and beyond</text:p>
      <text:p text:style-name="P1">the hedge lie the fields. The fields are black and ploughed, and they</text:p>
      <text:p text:style-name="P1">lie like a great fan before us, with their furrows gathered in some hand</text:p>
      <text:p text:style-name="P1">beyond the sky, spreading forth from that hand, opening wide apart as</text:p>
      <text:p text:style-name="P1">they come toward us, like black pleats that sparkle with thin, green</text:p>
      <text:p text:style-name="P1">spangles. Women work in the fields, and their white tunics in the wind</text:p>
      <text:p text:style-name="P1">are like the wings of sea-gulls beating over the black soil.</text:p>
      <text:p text:style-name="P1"></text:p>
      <text:p text:style-name="P1">And there it was that we saw Liberty 5-3000 walking along the furrows.</text:p>
      <text:p text:style-name="P1">Their body was straight and thin as a blade of iron. Their eyes were</text:p>
      <text:p text:style-name="P1">dark and hard and glowing, with no fear in them, no kindness and no</text:p>
      <text:p text:style-name="P1">guilt. Their hair was golden as the sun; their hair flew in the wind,</text:p>
      <text:p text:style-name="P1">shining and wild, as if it defied men to restrain it. They threw seeds</text:p>
      <text:p text:style-name="P1">from their hand as if they deigned to fling a scornful gift, and the</text:p>
      <text:p text:style-name="P1">earth was a beggar under their feet.</text:p>
      <text:p text:style-name="P1"></text:p>
      <text:p text:style-name="P1">We stood still; for the first time did we know fear, and then pain.</text:p>
      <text:p text:style-name="P1">And we stood still that we might not spill this pain more precious than</text:p>
      <text:p text:style-name="P1">pleasure.</text:p>
      <text:p text:style-name="P1"></text:p>
      <text:p text:style-name="P1">Then we heard a voice from the others call their name: "Liberty 5-3000,"</text:p>
      <text:p text:style-name="P1">and they turned and walked back. Thus we learned their name, and we</text:p>
      <text:p text:style-name="P1">stood watching them go, till their white tunic was lost in the blue</text:p>
      <text:p text:style-name="P1">mist.</text:p>
      <text:p text:style-name="P1"></text:p>
      <text:p text:style-name="P1">And the following day, as we came to the northern road, we kept our eyes</text:p>
      <text:p text:style-name="P1">upon Liberty 5-3000 in the field. And each day thereafter we knew the</text:p>
      <text:p text:style-name="P1">illness of waiting for our hour on the northern road. And there we</text:p>
      <text:p text:style-name="P1">looked at Liberty 5-3000 each day. We know not whether they looked at us</text:p>
      <text:p text:style-name="P1">also, but we think they did. Then one day they came close to the hedge,</text:p>
      <text:p text:style-name="P1">and suddenly they turned to us. They turned in a whirl and the movement</text:p>
      <text:p text:style-name="P1">of their body stopped, as if slashed off, as suddenly as it had started.</text:p>
      <text:p text:style-name="P1">They stood still as a stone, and they looked straight upon us, straight</text:p>
      <text:p text:style-name="P1">into our eyes. There was no smile on their face, and no welcome. But</text:p>
      <text:p text:style-name="P1">their face was taut, and their eyes were dark. Then they turned as</text:p>
      <text:p text:style-name="P1">swiftly, and they walked away from us.</text:p>
      <text:p text:style-name="P1"></text:p>
      <text:p text:style-name="P1">But the following day, when we came to the road, they smiled. They</text:p>
      <text:p text:style-name="P1">smiled to us and for us. And we smiled in answer. Their head fell back,</text:p>
      <text:p text:style-name="P1"><text:soft-page-break/>and their arms fell, as if their arms and their thin white neck were</text:p>
      <text:p text:style-name="P1">stricken suddenly with a great lassitude. They were not looking upon</text:p>
      <text:p text:style-name="P1">us, but upon the sky. Then they glanced at us over their shoulder, as we</text:p>
      <text:p text:style-name="P1">felt as if a hand had touched our body, slipping softly from our lips to</text:p>
      <text:p text:style-name="P1">our feet.</text:p>
      <text:p text:style-name="P1"></text:p>
      <text:p text:style-name="P1">Every morning thereafter, we greeted each other with our eyes. We dared</text:p>
      <text:p text:style-name="P1">not speak. It is a transgression to speak to men of other Trades, save</text:p>
      <text:p text:style-name="P1">in groups at the Social Meetings. But once, standing at the hedge, we</text:p>
      <text:p text:style-name="P1">raised our hand to our forehead and then moved it slowly, palm down,</text:p>
      <text:p text:style-name="P1">toward Liberty 5-3000. Had the others seen it, they could have guessed</text:p>
      <text:p text:style-name="P1">nothing, for it looked only as if we were shading our eyes from the</text:p>
      <text:p text:style-name="P1">sun. But Liberty 5-3000 saw it and understood. They raised their hand to</text:p>
      <text:p text:style-name="P1">their forehead and moved it as we had. Thus, each day, we greet Liberty</text:p>
      <text:p text:style-name="P1">5-3000, and they answer, and no men can suspect.</text:p>
      <text:p text:style-name="P1"></text:p>
      <text:p text:style-name="P1">We do not wonder at this new sin of ours. It is our second Transgression</text:p>
      <text:p text:style-name="P1">of Preference, for we do not think of all our brothers, as we must, but</text:p>
      <text:p text:style-name="P1">only of one, and their name is Liberty 5-3000. We do not know why we</text:p>
      <text:p text:style-name="P1">think of them. We do not know why, when we think of them, we feel all of</text:p>
      <text:p text:style-name="P1">a sudden that the earth is good and that it is not a burden to live. We</text:p>
      <text:p text:style-name="P1">do not think of them as Liberty 5-3000 any longer. We have given them</text:p>
      <text:p text:style-name="P1">a name in our thoughts. We call them the Golden One. But it is a sin to</text:p>
      <text:p text:style-name="P1">give men names which distinguish them from other men. Yet we call them</text:p>
      <text:p text:style-name="P1">the Golden One, for they are not like the others. The Golden One are not</text:p>
      <text:p text:style-name="P1">like the others.</text:p>
      <text:p text:style-name="P1"></text:p>
      <text:p text:style-name="P1">And we take no heed of the law which says that men may not think of</text:p>
      <text:p text:style-name="P1">women, save at the Time of Mating. This is the time each spring when all</text:p>
      <text:p text:style-name="P1">the men older than twenty and all the women older than eighteen are sent</text:p>
      <text:p text:style-name="P1">for one night to the City Palace of Mating. And each of the men have one</text:p>
      <text:p text:style-name="P1">of the women assigned to them by the Council of Eugenics. Children are</text:p>
      <text:p text:style-name="P1">born each winter, but women never see their children and children never</text:p>
      <text:p text:style-name="P1">know their parents. Twice have we been sent to the Palace of Mating, but</text:p>
      <text:p text:style-name="P1">it is an ugly and shameful matter, of which we do not like to think.</text:p>
      <text:p text:style-name="P1"></text:p>
      <text:p text:style-name="P1">We had broken so many laws, and today we have broken one more. Today, we</text:p>
      <text:p text:style-name="P1">spoke to the Golden One.</text:p>
      <text:p text:style-name="P1"></text:p>
      <text:p text:style-name="P1">The other women were far off in the field, when we stopped at the hedge</text:p>
      <text:p text:style-name="P1">by the side of the road. The Golden One were kneeling alone at the moat</text:p>
      <text:p text:style-name="P1">which runs through the field. And the drops of water falling from their</text:p>
      <text:p text:style-name="P1">hands, as they raised the water to their lips, were like sparks of fire</text:p>
      <text:p text:style-name="P1">in the sun. Then the Golden One saw us, and they did not move, kneeling</text:p>
      <text:p text:style-name="P1">there, looking at us, and circles of light played upon their white</text:p>
      <text:p text:style-name="P1">tunic, from the sun on the water of the moat, and one sparkling drop</text:p>
      <text:p text:style-name="P1">fell from a finger of their hand held as frozen in the air.</text:p>
      <text:p text:style-name="P1"></text:p>
      <text:p text:style-name="P1">Then the Golden One rose and walked to the hedge, as if they had heard a</text:p>
      <text:p text:style-name="P1">command in our eyes. The two other Street Sweepers of our brigade were</text:p>
      <text:p text:style-name="P1">a hundred paces away down the road. And we thought that International</text:p>
      <text:p text:style-name="P1">4-8818 would not betray us, and Union 5-3992 would not understand. So</text:p>
      <text:p text:style-name="P1">we looked straight upon the Golden One, and we saw the shadows of their</text:p>
      <text:p text:style-name="P1">lashes on their white cheeks and the sparks of sun on their lips. And we</text:p>
      <text:p text:style-name="P1">said:</text:p>
      <text:p text:style-name="P1"></text:p>
      <text:p text:style-name="P1">"You are beautiful, Liberty 5-3000."</text:p>
      <text:p text:style-name="P1"></text:p>
      <text:p text:style-name="P1">Their face did not move and they did not avert their eyes. Only their</text:p>
      <text:p text:style-name="P1"><text:soft-page-break/>eyes grew wider, and there was triumph in their eyes, and it was not</text:p>
      <text:p text:style-name="P1">triumph over us, but over things we could not guess.</text:p>
      <text:p text:style-name="P1"></text:p>
      <text:p text:style-name="P1">Then they asked:</text:p>
      <text:p text:style-name="P1"></text:p>
      <text:p text:style-name="P1">"What is your name?"</text:p>
      <text:p text:style-name="P1"></text:p>
      <text:p text:style-name="P1">"Equality 7-2521," we answered.</text:p>
      <text:p text:style-name="P1"></text:p>
      <text:p text:style-name="P1">"You are not one of our brothers, Equality 7-2521, for we do not wish</text:p>
      <text:p text:style-name="P1">you to be."</text:p>
      <text:p text:style-name="P1"></text:p>
      <text:p text:style-name="P1">We cannot say what they meant, for there are no words for their meaning,</text:p>
      <text:p text:style-name="P1">but we know it without words and we knew it then.</text:p>
      <text:p text:style-name="P1"></text:p>
      <text:p text:style-name="P1">"No," we answered, "nor are you one of our sisters."</text:p>
      <text:p text:style-name="P1"></text:p>
      <text:p text:style-name="P1">"If you see us among scores of women, will you look upon us?"</text:p>
      <text:p text:style-name="P1"></text:p>
      <text:p text:style-name="P1">"We shall look upon you, Liberty 5-3000, if we see you among all the</text:p>
      <text:p text:style-name="P1">women of the earth."</text:p>
      <text:p text:style-name="P1"></text:p>
      <text:p text:style-name="P1">Then they asked:</text:p>
      <text:p text:style-name="P1"></text:p>
      <text:p text:style-name="P1">"Are Street Sweepers sent to different parts of the City or do they</text:p>
      <text:p text:style-name="P1">always work in the same places?"</text:p>
      <text:p text:style-name="P1"></text:p>
      <text:p text:style-name="P1">"They always work in the same places," we answered, "and no one will</text:p>
      <text:p text:style-name="P1">take this road away from us."</text:p>
      <text:p text:style-name="P1"></text:p>
      <text:p text:style-name="P1">"Your eyes," they said, "are not like the eyes of any among men."</text:p>
      <text:p text:style-name="P1"></text:p>
      <text:p text:style-name="P1">And suddenly, without cause for the thought which came to us, we felt</text:p>
      <text:p text:style-name="P1">cold, cold to our stomach.</text:p>
      <text:p text:style-name="P1"></text:p>
      <text:p text:style-name="P1">"How old are you?" we asked.</text:p>
      <text:p text:style-name="P1"></text:p>
      <text:p text:style-name="P1">They understood our thought, for they lowered their eyes for the first</text:p>
      <text:p text:style-name="P1">time.</text:p>
      <text:p text:style-name="P1"></text:p>
      <text:p text:style-name="P1">"Seventeen," they whispered.</text:p>
      <text:p text:style-name="P1"></text:p>
      <text:p text:style-name="P1">And we sighed, as if a burden had been taken from us, for we had been</text:p>
      <text:p text:style-name="P1">thinking without reason of the Palace of Mating. And we thought that we</text:p>
      <text:p text:style-name="P1">would not let the Golden One be sent to the Palace. How to prevent it,</text:p>
      <text:p text:style-name="P1">how to bar the will of the Councils, we knew not, but we knew suddenly</text:p>
      <text:p text:style-name="P1">that we would. Only we do not know why such thought came to us, for</text:p>
      <text:p text:style-name="P1">these ugly matters bear no relation to us and the Golden One. What</text:p>
      <text:p text:style-name="P1">relation can they bear?</text:p>
      <text:p text:style-name="P1"></text:p>
      <text:p text:style-name="P1">Still, without reason, as we stood there by the hedge, we felt our lips</text:p>
      <text:p text:style-name="P1">drawn tight with hatred, a sudden hatred for all our brother men. And</text:p>
      <text:p text:style-name="P1">the Golden One saw it and smiled slowly, and there was in their smile</text:p>
      <text:p text:style-name="P1">the first sadness we had seen in them. We think that in the wisdom of</text:p>
      <text:p text:style-name="P1">women the Golden One had understood more than we can understand.</text:p>
      <text:p text:style-name="P1"></text:p>
      <text:p text:style-name="P1">Then three of the sisters in the field appeared, coming toward the road,</text:p>
      <text:p text:style-name="P1">so the Golden One walked away from us. They took the bag of seeds, and</text:p>
      <text:p text:style-name="P1">they threw the seeds into the furrows of earth as they walked away. But</text:p>
      <text:p text:style-name="P1"><text:soft-page-break/>the seeds flew wildly, for the hand of the Golden One was trembling.</text:p>
      <text:p text:style-name="P1"></text:p>
      <text:p text:style-name="P1">Yet as we walked back to the Home of the Street Sweepers, we felt that</text:p>
      <text:p text:style-name="P1">we wanted to sing, without reason. So we were reprimanded tonight, in</text:p>
      <text:p text:style-name="P1">the dining hall, for without knowing it we had begun to sing aloud some</text:p>
      <text:p text:style-name="P1">tune we had never heard. But it is not proper to sing without reason,</text:p>
      <text:p text:style-name="P1">save at the Social Meetings.</text:p>
      <text:p text:style-name="P1"></text:p>
      <text:p text:style-name="P1">"We are singing because we are happy," we answered the one of the Home</text:p>
      <text:p text:style-name="P1">Council who reprimanded us.</text:p>
      <text:p text:style-name="P1"></text:p>
      <text:p text:style-name="P1">"Indeed you are happy," they answered. "How else can men be when they</text:p>
      <text:p text:style-name="P1">live for their brothers?"</text:p>
      <text:p text:style-name="P1"></text:p>
      <text:p text:style-name="P1">And now, sitting here in our tunnel, we wonder about these words. It is</text:p>
      <text:p text:style-name="P1">forbidden, not to be happy. For, as it has been explained to us, men are</text:p>
      <text:p text:style-name="P1">free and the earth belongs to them; and all things on earth belong to</text:p>
      <text:p text:style-name="P1">all men; and the will of all men together is good for all; and so all</text:p>
      <text:p text:style-name="P1">men must be happy.</text:p>
      <text:p text:style-name="P1"></text:p>
      <text:p text:style-name="P1">Yet as we stand at night in the great hall, removing our garments</text:p>
      <text:p text:style-name="P1">for sleep, we look upon our brothers and we wonder. The heads of our</text:p>
      <text:p text:style-name="P1">brothers are bowed. The eyes of our brothers are dull, and never do they</text:p>
      <text:p text:style-name="P1">look one another in the eyes. The shoulders of our brothers are hunched,</text:p>
      <text:p text:style-name="P1">and their muscles are drawn, as if their bodies were shrinking and</text:p>
      <text:p text:style-name="P1">wished to shrink out of sight. And a word steals into our mind, as we</text:p>
      <text:p text:style-name="P1">look upon our brothers, and that word is fear.</text:p>
      <text:p text:style-name="P1"></text:p>
      <text:p text:style-name="P1">There is fear hanging in the air of the sleeping halls, and in the air</text:p>
      <text:p text:style-name="P1">of the streets. Fear walks through the City, fear without name, without</text:p>
      <text:p text:style-name="P1">shape. All men feel it and none dare to speak.</text:p>
      <text:p text:style-name="P1"></text:p>
      <text:p text:style-name="P1">We feel it also, when we are in the Home of the Street Sweepers. But</text:p>
      <text:p text:style-name="P1">here, in our tunnel, we feel it no longer. The air is pure under the</text:p>
      <text:p text:style-name="P1">ground. There is no odor of men. And these three hours give us strength</text:p>
      <text:p text:style-name="P1">for our hours above the ground.</text:p>
      <text:p text:style-name="P1"></text:p>
      <text:p text:style-name="P1">Our body is betraying us, for the Council of the Home looks with</text:p>
      <text:p text:style-name="P1">suspicion upon us. It is not good to feel too much joy nor to be glad</text:p>
      <text:p text:style-name="P1">that our body lives. For we matter not and it must not matter to us</text:p>
      <text:p text:style-name="P1">whether we live or die, which is to be as our brothers will it. But we,</text:p>
      <text:p text:style-name="P1">Equality 7-2521, are glad to be living. If this is a vice, then we wish</text:p>
      <text:p text:style-name="P1">no virtue.</text:p>
      <text:p text:style-name="P1"></text:p>
      <text:p text:style-name="P1">Yet our brothers are not like us. All is not well with our brothers.</text:p>
      <text:p text:style-name="P1">There are Fraternity 2-5503, a quiet boy with wise, kind eyes, who cry</text:p>
      <text:p text:style-name="P1">suddenly, without reason, in the midst of day or night, and their body</text:p>
      <text:p text:style-name="P1">shakes with sobs they cannot explain. There are Solidarity 9-6347, who</text:p>
      <text:p text:style-name="P1">are a bright youth, without fear in the day; but they scream in their</text:p>
      <text:p text:style-name="P1">sleep, and they scream: "Help us! Help us! Help us!" into the night, in</text:p>
      <text:p text:style-name="P1">a voice which chills our bones, but the Doctors cannot cure Solidarity</text:p>
      <text:p text:style-name="P1">9-6347.</text:p>
      <text:p text:style-name="P1"></text:p>
      <text:p text:style-name="P1">And as we all undress at night, in the dim light of the candles, our</text:p>
      <text:p text:style-name="P1">brothers are silent, for they dare not speak the thoughts of their</text:p>
      <text:p text:style-name="P1">minds. For all must agree with all, and they cannot know if their</text:p>
      <text:p text:style-name="P1">thoughts are the thoughts of all, and so they fear to speak. And they</text:p>
      <text:p text:style-name="P1">are glad when the candles are blown for the night. But we, Equality</text:p>
      <text:p text:style-name="P1">7-2521, look through the window upon the sky, and there is peace in the</text:p>
      <text:p text:style-name="P1"><text:soft-page-break/>sky, and cleanliness, and dignity. And beyond the City there lies the</text:p>
      <text:p text:style-name="P1">plain, and beyond the plain, black upon the black sky, there lies the</text:p>
      <text:p text:style-name="P1">Uncharted Forest.</text:p>
      <text:p text:style-name="P1"></text:p>
      <text:p text:style-name="P1">We do not wish to look upon the Uncharted Forest. We do not wish to</text:p>
      <text:p text:style-name="P1">think of it. But ever do our eyes return to that black patch upon the</text:p>
      <text:p text:style-name="P1">sky. Men never enter the Uncharted Forest, for there is no power to</text:p>
      <text:p text:style-name="P1">explore it and no path to lead among its ancient trees which stand</text:p>
      <text:p text:style-name="P1">as guards of fearful secrets. It is whispered that once or twice in a</text:p>
      <text:p text:style-name="P1">hundred years, one among the men of the City escape alone and run to the</text:p>
      <text:p text:style-name="P1">Uncharted Forest, without call or reason. These men do not return. They</text:p>
      <text:p text:style-name="P1">perish from hunger and from the claws of the wild beasts which roam the</text:p>
      <text:p text:style-name="P1">Forest. But our Councils say that this is only a legend. We have heard</text:p>
      <text:p text:style-name="P1">that there are many Uncharted Forests over the land, among the Cities.</text:p>
      <text:p text:style-name="P1">And it is whispered that they have grown over the ruins of many cities</text:p>
      <text:p text:style-name="P1">of the Unmentionable Times. The trees have swallowed the ruins, and the</text:p>
      <text:p text:style-name="P1">bones under the ruins, and all the things which perished. And as we look</text:p>
      <text:p text:style-name="P1">upon the Uncharted Forest far in the night, we think of the secrets of</text:p>
      <text:p text:style-name="P1">the Unmentionable Times. And we wonder how it came to pass that these</text:p>
      <text:p text:style-name="P1">secrets were lost to the world. We have heard the legends of the great</text:p>
      <text:p text:style-name="P1">fighting, in which many men fought on one side and only a few on the</text:p>
      <text:p text:style-name="P1">other. These few were the Evil Ones and they were conquered. Then great</text:p>
      <text:p text:style-name="P1">fires raged over the land. And in these fires the Evil Ones and all the</text:p>
      <text:p text:style-name="P1">things made by the Evil Ones were burned. And the fire which is called</text:p>
      <text:p text:style-name="P1">the Dawn of the Great Rebirth, was the Script Fire where all the scripts</text:p>
      <text:p text:style-name="P1">of the Evil Ones were burned, and with them all the words of the Evil</text:p>
      <text:p text:style-name="P1">Ones. Great mountains of flame</text:p>
      <text:p text:style-name="P1">stood in the squares of the Cities for</text:p>
      <text:p text:style-name="P1">three months. Then came the Great Rebirth.</text:p>
      <text:p text:style-name="P1"></text:p>
      <text:p text:style-name="P1">The words of the Evil Ones... The words of the Unmentionable Times...</text:p>
      <text:p text:style-name="P1">What are the words which we have lost?</text:p>
      <text:p text:style-name="P1"></text:p>
      <text:p text:style-name="P1">May the Council have mercy upon us! We had no wish to write such a</text:p>
      <text:p text:style-name="P1">question, and we knew not what we were doing till we had written it. We</text:p>
      <text:p text:style-name="P1">shall not ask this question and we shall not think it. We shall not call</text:p>
      <text:p text:style-name="P1">death upon our head.</text:p>
      <text:p text:style-name="P1"></text:p>
      <text:p text:style-name="P1">And yet... And yet... There is some word, one single word which is not</text:p>
      <text:p text:style-name="P1">in the language of men, but which had been. And this is the Unspeakable</text:p>
      <text:p text:style-name="P1">Word, which no men may speak nor hear. But sometimes, and it is rare,</text:p>
      <text:p text:style-name="P1">sometimes, somewhere, one among men find that word. They find it upon</text:p>
      <text:p text:style-name="P1">scraps of old manuscripts or cut into the fragments of ancient stones.</text:p>
      <text:p text:style-name="P1">But when they speak it they are put to death. There is no crime punished</text:p>
      <text:p text:style-name="P1">by death in this world, save this one crime of speaking the Unspeakable</text:p>
      <text:p text:style-name="P1">Word.</text:p>
      <text:p text:style-name="P1"></text:p>
      <text:p text:style-name="P1">We have seen one of such men burned alive in the square of the City. And</text:p>
      <text:p text:style-name="P1">it was a sight which has stayed with us through the years, and it haunts</text:p>
      <text:p text:style-name="P1">us, and follows us, and it gives us no rest. We were a child then, ten</text:p>
      <text:p text:style-name="P1">years old. And we stood in the great square with all the children and</text:p>
      <text:p text:style-name="P1">all the men of the City, sent to behold the burning. They brought the</text:p>
      <text:p text:style-name="P1">Transgressor out into the square and they led them to the pyre. They</text:p>
      <text:p text:style-name="P1">had torn out the tongue of the Transgressor, so that they could speak no</text:p>
      <text:p text:style-name="P1">longer. The Transgressor were young and tall. They had hair of gold and</text:p>
      <text:p text:style-name="P1">eyes blue as morning. They walked to the pyre, and their step did not</text:p>
      <text:p text:style-name="P1">falter. And of all the faces on that square, of all the faces which</text:p>
      <text:p text:style-name="P1">shrieked and screamed and spat curses upon them, theirs was the calmest</text:p>
      <text:p text:style-name="P1">and the happiest face.</text:p>
      <text:p text:style-name="P1"><text:soft-page-break/></text:p>
      <text:p text:style-name="P1">As the chains were wound over their body at the stake, and a flame set</text:p>
      <text:p text:style-name="P1">to the pyre, the Transgressor looked upon the City. There was a thin</text:p>
      <text:p text:style-name="P1">thread of blood running from the corner of their mouth, but their lips</text:p>
      <text:p text:style-name="P1">were smiling. And a monstrous thought came to us then, which has never</text:p>
      <text:p text:style-name="P1">left us. We had heard of Saints. There are the Saints of Labor, and the</text:p>
      <text:p text:style-name="P1">Saints of the Councils, and the Saints of the Great Rebirth. But we had</text:p>
      <text:p text:style-name="P1">never seen a Saint nor what the likeness of a Saint should be. And we</text:p>
      <text:p text:style-name="P1">thought then, standing in the square, that the likeness of a Saint was</text:p>
      <text:p text:style-name="P1">the face we saw before us in the flames, the face of the Transgressor of</text:p>
      <text:p text:style-name="P1">the Unspeakable Word.</text:p>
      <text:p text:style-name="P1"></text:p>
      <text:p text:style-name="P1">As the flames rose, a thing happened which no eyes saw but ours, else</text:p>
      <text:p text:style-name="P1">we would not be living today. Perhaps it had only seemed to us. But it</text:p>
      <text:p text:style-name="P1">seemed to us that the eyes of the Transgressor had chosen us from the</text:p>
      <text:p text:style-name="P1">crowd and were looking straight upon us. There was no pain in their eyes</text:p>
      <text:p text:style-name="P1">and no knowledge of the agony of their body. There was only joy in them,</text:p>
      <text:p text:style-name="P1">and pride, a pride holier than is fit for human pride to be. And it</text:p>
      <text:p text:style-name="P1">seemed as if these eyes were trying to tell us something through the</text:p>
      <text:p text:style-name="P1">flames, to send into our eyes some word without sound. And it seemed as</text:p>
      <text:p text:style-name="P1">if these eyes were begging us to gather that word and not to let it go</text:p>
      <text:p text:style-name="P1">from us and from the earth. But the flames rose and we could not guess</text:p>
      <text:p text:style-name="P1">the word....</text:p>
      <text:p text:style-name="P1"></text:p>
      <text:p text:style-name="P1">What--even if we have to burn for it like the Saint of the Pyre--what is</text:p>
      <text:p text:style-name="P1">the Unspeakable Word?</text:p>
      <text:p text:style-name="P1"></text:p>
      <text:p text:style-name="P1"></text:p>
      <text:p text:style-name="P1"></text:p>
      <text:p text:style-name="P1"></text:p>
      <text:p text:style-name="P1">PART THREE</text:p>
      <text:p text:style-name="P1"></text:p>
      <text:p text:style-name="P1">We, Equality 7-2521, have discovered a new power of nature. And we have</text:p>
      <text:p text:style-name="P1">discovered it alone, and we alone are to know it.</text:p>
      <text:p text:style-name="P1"></text:p>
      <text:p text:style-name="P1">It is said. Now let us be lashed for it, if we must. The Council of</text:p>
      <text:p text:style-name="P1">Scholars has said that we all know the things which exist and therefore</text:p>
      <text:p text:style-name="P1">the things which are not known by all do not exist. But we think that</text:p>
      <text:p text:style-name="P1">the Council of Scholars is blind. The secrets of this earth are not for</text:p>
      <text:p text:style-name="P1">all men to see, but only for those who will seek them. We know, for we</text:p>
      <text:p text:style-name="P1">have found a secret unknown to all our brothers.</text:p>
      <text:p text:style-name="P1"></text:p>
      <text:p text:style-name="P1">We know not what this power is nor whence it comes. But we know its</text:p>
      <text:p text:style-name="P1">nature, we have watched it and worked with it. We saw it first two years</text:p>
      <text:p text:style-name="P1">ago. One night, we were cutting open the body of a dead frog when we saw</text:p>
      <text:p text:style-name="P1">its leg jerking. It was dead, yet it moved. Some power unknown to men</text:p>
      <text:p text:style-name="P1">was making it move. We could not understand it. Then, after many tests,</text:p>
      <text:p text:style-name="P1">we found the answer. The frog had been hanging on a wire of copper; and</text:p>
      <text:p text:style-name="P1">it had been the metal of our knife which had sent the strange power</text:p>
      <text:p text:style-name="P1">to the copper through the brine of the frog's body. We put a piece of</text:p>
      <text:p text:style-name="P1">copper and a piece of zinc into a jar of brine, we touched a wire</text:p>
      <text:p text:style-name="P1">to them, and there, under our fingers, was a miracle which had never</text:p>
      <text:p text:style-name="P1">occurred before, a new miracle and a new power.</text:p>
      <text:p text:style-name="P1"></text:p>
      <text:p text:style-name="P1">This discovery haunted us. We followed it in preference to all our</text:p>
      <text:p text:style-name="P1">studies. We worked with it, we tested it in more ways than we can</text:p>
      <text:p text:style-name="P1">describe, and each step was as another miracle unveiling before us.</text:p>
      <text:p text:style-name="P1">We came to know that we had found the greatest power on earth. For it</text:p>
      <text:p text:style-name="P1">defies all the laws known to men. It makes the needle move and turn on</text:p>
      <text:p text:style-name="P1"><text:soft-page-break/>the compass which we stole from the Home of the Scholars; but we had</text:p>
      <text:p text:style-name="P1">been taught, when still a child, that the loadstone points to the north</text:p>
      <text:p text:style-name="P1">and that this is a law which nothing can change; yet our new power</text:p>
      <text:p text:style-name="P1">defies all laws. We found that it causes lightning, and never have men</text:p>
      <text:p text:style-name="P1">known what causes lightning. In thunderstorms, we raised a tall rod of</text:p>
      <text:p text:style-name="P1">iron by the side of our hole, and we watched it from below. We have</text:p>
      <text:p text:style-name="P1">seen the lightning strike it again and again. And now we know that metal</text:p>
      <text:p text:style-name="P1">draws the power of the sky, and that metal can be made to give it forth.</text:p>
      <text:p text:style-name="P1"></text:p>
      <text:p text:style-name="P1">We have built strange things with this discovery of ours. We used for</text:p>
      <text:p text:style-name="P1">it the copper wires which we found here under the ground. We have walked</text:p>
      <text:p text:style-name="P1">the length of our tunnel, with a candle lighting the way. We could go</text:p>
      <text:p text:style-name="P1">no farther than half a mile, for earth and rock had fallen at both ends.</text:p>
      <text:p text:style-name="P1">But we gathered all the things we found and we brought them to our work</text:p>
      <text:p text:style-name="P1">place. We found strange boxes with bars of metal inside, with many</text:p>
      <text:p text:style-name="P1">cords and strands and coils of metal. We found wires that led to strange</text:p>
      <text:p text:style-name="P1">little globes of glass on the walls; they contained threads of metal</text:p>
      <text:p text:style-name="P1">thinner than a spider's web.</text:p>
      <text:p text:style-name="P1"></text:p>
      <text:p text:style-name="P1">These things help us in our work. We do not understand them, but we</text:p>
      <text:p text:style-name="P1">think that the men of the Unmentionable Times had known our power of the</text:p>
      <text:p text:style-name="P1">sky, and these things had some relation to it. We do not know, but we</text:p>
      <text:p text:style-name="P1">shall learn. We cannot stop now, even though it frightens us that we are</text:p>
      <text:p text:style-name="P1">alone in our knowledge.</text:p>
      <text:p text:style-name="P1"></text:p>
      <text:p text:style-name="P1">No single one can possess greater wisdom than the many Scholars who are</text:p>
      <text:p text:style-name="P1">elected by all men for their wisdom. Yet we can. We do. We have fought</text:p>
      <text:p text:style-name="P1">against saying it, but now it is said. We do not care. We forget all</text:p>
      <text:p text:style-name="P1">men, all laws and all things save our metals and our wires. So much is</text:p>
      <text:p text:style-name="P1">still to be learned! So long a road lies before us, and what care we if</text:p>
      <text:p text:style-name="P1">we must travel it alone!</text:p>
      <text:p text:style-name="P1"></text:p>
      <text:p text:style-name="P1"></text:p>
      <text:p text:style-name="P1"></text:p>
      <text:p text:style-name="P1"></text:p>
      <text:p text:style-name="P1">PART FOUR</text:p>
      <text:p text:style-name="P1"></text:p>
      <text:p text:style-name="P1">Many days passed before we could speak to the Golden One again. But</text:p>
      <text:p text:style-name="P1">then came the day when the sky turned white, as if the sun had burst and</text:p>
      <text:p text:style-name="P1">spread its flame in the air, and the fields lay still without breath,</text:p>
      <text:p text:style-name="P1">and the dust of the road was white in the glow. So the women of the</text:p>
      <text:p text:style-name="P1">field were weary, and they tarried over their work, and they were far</text:p>
      <text:p text:style-name="P1">from the road when we came. But the Golden One stood alone at the hedge,</text:p>
      <text:p text:style-name="P1">waiting. We stopped and we saw that their eyes, so hard and scornful to</text:p>
      <text:p text:style-name="P1">the world, were looking at us as if they would obey any word we might</text:p>
      <text:p text:style-name="P1">speak.</text:p>
      <text:p text:style-name="P1"></text:p>
      <text:p text:style-name="P1">And we said:</text:p>
      <text:p text:style-name="P1"></text:p>
      <text:p text:style-name="P1">"We have given you a name in our thoughts, Liberty 5-3000."</text:p>
      <text:p text:style-name="P1"></text:p>
      <text:p text:style-name="P1">"What is our name?" they asked.</text:p>
      <text:p text:style-name="P1"></text:p>
      <text:p text:style-name="P1">"The Golden One."</text:p>
      <text:p text:style-name="P1"></text:p>
      <text:p text:style-name="P1">"Nor do we call you Equality 7-2521 when we think of you."</text:p>
      <text:p text:style-name="P1"></text:p>
      <text:p text:style-name="P1">"What name have you given us?" They looked straight into our eyes and</text:p>
      <text:p text:style-name="P1">they held their head high and they answered:</text:p>
      <text:p text:style-name="P1"><text:soft-page-break/></text:p>
      <text:p text:style-name="P1">"The Unconquered."</text:p>
      <text:p text:style-name="P1"></text:p>
      <text:p text:style-name="P1">For a long time we could not speak. Then we said:</text:p>
      <text:p text:style-name="P1"></text:p>
      <text:p text:style-name="P1">"Such thoughts as these are forbidden, Golden One."</text:p>
      <text:p text:style-name="P1"></text:p>
      <text:p text:style-name="P1">"But you think such thoughts as these and you wish us to think them."</text:p>
      <text:p text:style-name="P1"></text:p>
      <text:p text:style-name="P1">We looked into their eyes and we could not lie.</text:p>
      <text:p text:style-name="P1"></text:p>
      <text:p text:style-name="P1">"Yes," we whispered, and they smiled, and then we said: "Our dearest</text:p>
      <text:p text:style-name="P1">one, do not obey us."</text:p>
      <text:p text:style-name="P1"></text:p>
      <text:p text:style-name="P1">They stepped back, and their eyes were wide and still.</text:p>
      <text:p text:style-name="P1"></text:p>
      <text:p text:style-name="P1">"Speak these words again," they whispered.</text:p>
      <text:p text:style-name="P1"></text:p>
      <text:p text:style-name="P1">"Which words?" we asked. But they did not answer, and we knew it.</text:p>
      <text:p text:style-name="P1"></text:p>
      <text:p text:style-name="P1">"Our dearest one," we whispered.</text:p>
      <text:p text:style-name="P1"></text:p>
      <text:p text:style-name="P1">Never have men said this to women.</text:p>
      <text:p text:style-name="P1"></text:p>
      <text:p text:style-name="P1">The head of the Golden One bowed slowly, and they stood still before us,</text:p>
      <text:p text:style-name="P1">their arms at their sides, the palms of their hands turned to us, as if</text:p>
      <text:p text:style-name="P1">their body were delivered in submission to our eyes. And we could not</text:p>
      <text:p text:style-name="P1">speak.</text:p>
      <text:p text:style-name="P1"></text:p>
      <text:p text:style-name="P1">Then they raised their head, and they spoke simply and gently, as if</text:p>
      <text:p text:style-name="P1">they wished us to forget some anxiety of their own.</text:p>
      <text:p text:style-name="P1"></text:p>
      <text:p text:style-name="P1">"The day is hot," they said, "and you have worked for many hours and you</text:p>
      <text:p text:style-name="P1">must be weary."</text:p>
      <text:p text:style-name="P1"></text:p>
      <text:p text:style-name="P1">"No," we answered.</text:p>
      <text:p text:style-name="P1"></text:p>
      <text:p text:style-name="P1">"It is cooler in the fields," they said, "and there is water to drink.</text:p>
      <text:p text:style-name="P1">Are you thirsty?"</text:p>
      <text:p text:style-name="P1"></text:p>
      <text:p text:style-name="P1">"Yes," we answered, "but we cannot cross the hedge."</text:p>
      <text:p text:style-name="P1"></text:p>
      <text:p text:style-name="P1">"We shall bring the water to you," they said.</text:p>
      <text:p text:style-name="P1"></text:p>
      <text:p text:style-name="P1">Then they knelt by the moat, they gathered water in their two hands,</text:p>
      <text:p text:style-name="P1">they rose and they held the water out to our lips.</text:p>
      <text:p text:style-name="P1"></text:p>
      <text:p text:style-name="P1">We do not know if we drank that water. We only knew suddenly that their</text:p>
      <text:p text:style-name="P1">hands were empty, but we were still holding our lips to their hands, and</text:p>
      <text:p text:style-name="P1">that they knew it, but did not move.</text:p>
      <text:p text:style-name="P1"></text:p>
      <text:p text:style-name="P1">We raised our head and stepped back. For we did not understand what had</text:p>
      <text:p text:style-name="P1">made us do this, and we were afraid to understand it.</text:p>
      <text:p text:style-name="P1"></text:p>
      <text:p text:style-name="P1">And the Golden One stepped back, and stood looking upon their hands</text:p>
      <text:p text:style-name="P1">in wonder. Then the Golden One moved away, even though no others were</text:p>
      <text:p text:style-name="P1">coming, and they moved, stepping back, as if they could not turn from</text:p>
      <text:p text:style-name="P1">us, their arms bent before them, as if they could not lower their hands.</text:p>
      <text:p text:style-name="P1"></text:p>
      <text:p text:style-name="P1"><text:soft-page-break/></text:p>
      <text:p text:style-name="P1"></text:p>
      <text:p text:style-name="P1"></text:p>
      <text:p text:style-name="P1">PART FIVE</text:p>
      <text:p text:style-name="P1"></text:p>
      <text:p text:style-name="P1">We made it. We created it. We brought it forth from the night of the</text:p>
      <text:p text:style-name="P1">ages. We alone. Our hands. Our mind. Ours alone and only.</text:p>
      <text:p text:style-name="P1"></text:p>
      <text:p text:style-name="P1">We know not what we are saying. Our head is reeling. We look upon the</text:p>
      <text:p text:style-name="P1">light which we have made. We shall be forgiven for anything we say</text:p>
      <text:p text:style-name="P1">tonight....</text:p>
      <text:p text:style-name="P1"></text:p>
      <text:p text:style-name="P1">Tonight, after more days and trials than we can count, we finished</text:p>
      <text:p text:style-name="P1">building a strange thing, from the remains of the Unmentionable Times,</text:p>
      <text:p text:style-name="P1">a box of glass, devised to give forth the power of the sky of greater</text:p>
      <text:p text:style-name="P1">strength than we had ever achieved before. And when we put our wires to</text:p>
      <text:p text:style-name="P1">this box, when we closed the current--the wire glowed! It came to life,</text:p>
      <text:p text:style-name="P1">it turned red, and a circle of light lay on the stone before us.</text:p>
      <text:p text:style-name="P1"></text:p>
      <text:p text:style-name="P1">We stood, and we held our head in our hands. We could not conceive of</text:p>
      <text:p text:style-name="P1">that which we had created. We had touched no flint, made no fire. Yet</text:p>
      <text:p text:style-name="P1">here was light, light that came from nowhere, light from the heart of</text:p>
      <text:p text:style-name="P1">metal.</text:p>
      <text:p text:style-name="P1"></text:p>
      <text:p text:style-name="P1">We blew out the candle. Darkness swallowed us. There was nothing left</text:p>
      <text:p text:style-name="P1">around us, nothing save night and a thin thread of flame in it, as a</text:p>
      <text:p text:style-name="P1">crack in the wall of a prison. We stretched our hands to the wire, and</text:p>
      <text:p text:style-name="P1">we saw our fingers in the red glow. We could not see our body nor feel</text:p>
      <text:p text:style-name="P1">it, and in that moment nothing existed save our two hands over a wire</text:p>
      <text:p text:style-name="P1">glowing in a black abyss.</text:p>
      <text:p text:style-name="P1"></text:p>
      <text:p text:style-name="P1">Then we thought of the meaning of that which lay before us. We can light</text:p>
      <text:p text:style-name="P1">our tunnel, and the City, and all the Cities of the world with nothing</text:p>
      <text:p text:style-name="P1">save metal and wires. We can give our brothers a new light, cleaner and</text:p>
      <text:p text:style-name="P1">brighter than any they have ever known. The power of the sky can be made</text:p>
      <text:p text:style-name="P1">to do men's bidding. There are no limits to its secrets and its might,</text:p>
      <text:p text:style-name="P1">and it can be made to grant us anything if we but choose to ask.</text:p>
      <text:p text:style-name="P1"></text:p>
      <text:p text:style-name="P1">Then we knew what we must do. Our discovery is too great for us to</text:p>
      <text:p text:style-name="P1">waste our time in sweeping the streets. We must not keep our secret to</text:p>
      <text:p text:style-name="P1">ourselves, nor buried under the ground. We must bring it into the sight</text:p>
      <text:p text:style-name="P1">of all men. We need all our time, we need the work rooms of the Home of</text:p>
      <text:p text:style-name="P1">the Scholars, we want the help of our brother Scholars and their wisdom</text:p>
      <text:p text:style-name="P1">joined to ours. There is so much work ahead for all of us, for all the</text:p>
      <text:p text:style-name="P1">Scholars of the world.</text:p>
      <text:p text:style-name="P1"></text:p>
      <text:p text:style-name="P1">In a month, the World Council of Scholars is to meet in our City. It is</text:p>
      <text:p text:style-name="P1">a great Council, to which the wisest of all lands are elected, and it</text:p>
      <text:p text:style-name="P1">meets once a year in the different Cities of the earth. We shall go to</text:p>
      <text:p text:style-name="P1">this Council and we shall lay before them, as our gift, this glass box</text:p>
      <text:p text:style-name="P1">with the power of the sky. We shall confess everything to them. They</text:p>
      <text:p text:style-name="P1">will see, understand and forgive. For our gift is greater than our</text:p>
      <text:p text:style-name="P1">transgression. They will explain it to the Council of Vocations, and we</text:p>
      <text:p text:style-name="P1">shall be assigned to the Home of the Scholars. This has never been done</text:p>
      <text:p text:style-name="P1">before, but neither has a gift such as ours ever been offered to men.</text:p>
      <text:p text:style-name="P1"></text:p>
      <text:p text:style-name="P1">We must wait. We must guard our tunnel as we had never guarded it</text:p>
      <text:p text:style-name="P1">before. For should any men save the Scholars learn of our secret, they</text:p>
      <text:p text:style-name="P1">would not understand it, nor would they believe us. They would see</text:p>
      <text:p text:style-name="P1"><text:soft-page-break/>nothing, save our crime of working alone, and they would destroy us and</text:p>
      <text:p text:style-name="P1">our light. We care not about our body, but our light is...</text:p>
      <text:p text:style-name="P1"></text:p>
      <text:p text:style-name="P1">Yes, we do care. For the first time do we care about our body. For this</text:p>
      <text:p text:style-name="P1">wire is as a part of our body, as a vein torn from us, glowing with our</text:p>
      <text:p text:style-name="P1">blood. Are we proud of this thread of metal, or of our hands which made</text:p>
      <text:p text:style-name="P1">it, or is there a line to divide these two?</text:p>
      <text:p text:style-name="P1"></text:p>
      <text:p text:style-name="P1">We stretch out our arms. For the first time do we know how strong our</text:p>
      <text:p text:style-name="P1">arms are. And a strange thought comes to us: we wonder, for the first</text:p>
      <text:p text:style-name="P1">time in our life, what we look like. Men never see their own faces and</text:p>
      <text:p text:style-name="P1">never ask their brothers about it, for it is evil to have concern for</text:p>
      <text:p text:style-name="P1">their own faces or bodies. But tonight, for a reason we cannot fathom,</text:p>
      <text:p text:style-name="P1">we wish it were possible to us to know the likeness of our own person.</text:p>
      <text:p text:style-name="P1"></text:p>
      <text:p text:style-name="P1"></text:p>
      <text:p text:style-name="P1"></text:p>
      <text:p text:style-name="P1"></text:p>
      <text:p text:style-name="P1">PART SIX</text:p>
      <text:p text:style-name="P1"></text:p>
      <text:p text:style-name="P1">We have not written for thirty days. For thirty days we have not been</text:p>
      <text:p text:style-name="P1">here, in our tunnel. We had been caught. It happened on that night when</text:p>
      <text:p text:style-name="P1">we wrote last. We forgot, that night, to watch the sand in the glass</text:p>
      <text:p text:style-name="P1">which tells us when three hours have passed and it is time to return to</text:p>
      <text:p text:style-name="P1">the City Theatre. When we remembered it, the sand had run out.</text:p>
      <text:p text:style-name="P1"></text:p>
      <text:p text:style-name="P1">We hastened to the Theatre. But the big tent stood grey and silent</text:p>
      <text:p text:style-name="P1">against the sky. The streets of the City lay before us, dark and empty.</text:p>
      <text:p text:style-name="P1">If we went back to hide in our tunnel, we would be found and our light</text:p>
      <text:p text:style-name="P1">found with us. So we walked to the Home of the Street Sweepers.</text:p>
      <text:p text:style-name="P1"></text:p>
      <text:p text:style-name="P1">When the Council of the Home questioned us, we looked upon the faces of</text:p>
      <text:p text:style-name="P1">the Council, but there was no curiosity in those faces, and no anger,</text:p>
      <text:p text:style-name="P1">and no mercy. So when the oldest of them asked us: "Where have you</text:p>
      <text:p text:style-name="P1">been?" we thought of our glass box and of our light, and we forgot all</text:p>
      <text:p text:style-name="P1">else. And we answered:</text:p>
      <text:p text:style-name="P1"></text:p>
      <text:p text:style-name="P1">"We will not tell you."</text:p>
      <text:p text:style-name="P1"></text:p>
      <text:p text:style-name="P1">The oldest did not question us further. They turned to the two youngest,</text:p>
      <text:p text:style-name="P1">and said, and their voice was bored:</text:p>
      <text:p text:style-name="P1"></text:p>
      <text:p text:style-name="P1">"Take our brother Equality 7-2521 to the Palace of Corrective Detention.</text:p>
      <text:p text:style-name="P1">Lash them until they tell."</text:p>
      <text:p text:style-name="P1"></text:p>
      <text:p text:style-name="P1">So we were taken to the Stone Room under the Palace of Corrective</text:p>
      <text:p text:style-name="P1">Detention. This room has no windows and it is empty save for an iron</text:p>
      <text:p text:style-name="P1">post. Two men stood by the post, naked but for leather aprons and</text:p>
      <text:p text:style-name="P1">leather hoods over their faces. Those who had brought us departed,</text:p>
      <text:p text:style-name="P1">leaving us to the two Judges who stood in a corner of the room. The</text:p>
      <text:p text:style-name="P1">Judges were small, thin men, grey and bent. They gave the signal to the</text:p>
      <text:p text:style-name="P1">two strong hooded ones.</text:p>
      <text:p text:style-name="P1"></text:p>
      <text:p text:style-name="P1">They tore the clothes from our body, they threw us down upon our knees</text:p>
      <text:p text:style-name="P1">and they tied our hands to the iron post. The first blow of the lash</text:p>
      <text:p text:style-name="P1">felt as if our spine had been cut in two. The second blow stopped the</text:p>
      <text:p text:style-name="P1">first, and for a second we felt nothing, then the pain struck us in our</text:p>
      <text:p text:style-name="P1">throat and fire ran in our lungs without air. But we did not cry out.</text:p>
      <text:p text:style-name="P1"></text:p>
      <text:p text:style-name="P1"><text:soft-page-break/>The lash whistled like a singing wind. We tried to count the blows, but</text:p>
      <text:p text:style-name="P1">we lost count. We knew that the blows were falling upon our back. Only</text:p>
      <text:p text:style-name="P1">we felt nothing upon our back any longer. A flaming grill kept dancing</text:p>
      <text:p text:style-name="P1">before our eyes, and we thought of nothing save that grill, a grill,</text:p>
      <text:p text:style-name="P1">a grill of red squares, and then we knew that we were looking at the</text:p>
      <text:p text:style-name="P1">squares of the iron grill in the door, and there were also the squares</text:p>
      <text:p text:style-name="P1">of stone on the walls, and the squares which the lash was cutting upon</text:p>
      <text:p text:style-name="P1">our back, crossing and re-crossing itself in our flesh.</text:p>
      <text:p text:style-name="P1"></text:p>
      <text:p text:style-name="P1">Then we saw a fist before us. It knocked our chin up, and we saw the red</text:p>
      <text:p text:style-name="P1">froth of our mouth on the withered fingers, and the Judge asked:</text:p>
      <text:p text:style-name="P1"></text:p>
      <text:p text:style-name="P1">"Where have you been?"</text:p>
      <text:p text:style-name="P1"></text:p>
      <text:p text:style-name="P1">But we jerked our head away, hid our face upon our tied hands, and bit</text:p>
      <text:p text:style-name="P1">our lips.</text:p>
      <text:p text:style-name="P1"></text:p>
      <text:p text:style-name="P1">The lash whistled again. We wondered who was sprinkling burning coal</text:p>
      <text:p text:style-name="P1">dust upon the floor, for we saw drops of red twinkling on the stones</text:p>
      <text:p text:style-name="P1">around us.</text:p>
      <text:p text:style-name="P1"></text:p>
      <text:p text:style-name="P1">Then we knew nothing, save two voices snarling steadily, one after the</text:p>
      <text:p text:style-name="P1">other, even though we knew they were speaking many minutes apart:</text:p>
      <text:p text:style-name="P1"></text:p>
      <text:p text:style-name="P1">"Where have you been where have you been where have you been where have</text:p>
      <text:p text:style-name="P1">you been?..."</text:p>
      <text:p text:style-name="P1"></text:p>
      <text:p text:style-name="P1">And our lips moved, but the sound trickled back into our throat, and the</text:p>
      <text:p text:style-name="P1">sound was only:</text:p>
      <text:p text:style-name="P1"></text:p>
      <text:p text:style-name="P1">"The light... The light... The light...."</text:p>
      <text:p text:style-name="P1"></text:p>
      <text:p text:style-name="P1">Then we knew nothing.</text:p>
      <text:p text:style-name="P1"></text:p>
      <text:p text:style-name="P1">We opened our eyes, lying on our stomach on the brick floor of a cell.</text:p>
      <text:p text:style-name="P1">We looked upon two hands lying far before us on the bricks, and we moved</text:p>
      <text:p text:style-name="P1">them, and we knew that they were our hands. But we could not move our</text:p>
      <text:p text:style-name="P1">body. Then we smiled, for we thought of the light and that we had not</text:p>
      <text:p text:style-name="P1">betrayed it.</text:p>
      <text:p text:style-name="P1"></text:p>
      <text:p text:style-name="P1">We lay in our cell for many days. The door opened twice each day, once</text:p>
      <text:p text:style-name="P1">for the men who brought us bread and water, and once for the Judges.</text:p>
      <text:p text:style-name="P1">Many Judges came to our cell, first the humblest and then the most</text:p>
      <text:p text:style-name="P1">honored Judges of the City. They stood before us in their white togas,</text:p>
      <text:p text:style-name="P1">and they asked:</text:p>
      <text:p text:style-name="P1"></text:p>
      <text:p text:style-name="P1">"Are you ready to speak?"</text:p>
      <text:p text:style-name="P1"></text:p>
      <text:p text:style-name="P1">But we shook our head, lying before them on the floor. And they</text:p>
      <text:p text:style-name="P1">departed.</text:p>
      <text:p text:style-name="P1"></text:p>
      <text:p text:style-name="P1">We counted each day and each night as it passed. Then, tonight, we knew</text:p>
      <text:p text:style-name="P1">that we must escape. For tomorrow the World Council of Scholars is to</text:p>
      <text:p text:style-name="P1">meet in our City.</text:p>
      <text:p text:style-name="P1"></text:p>
      <text:p text:style-name="P1">It was easy to escape from the Palace of Corrective Detention. The locks</text:p>
      <text:p text:style-name="P1">are old on the doors and there are no guards about. There is no reason</text:p>
      <text:p text:style-name="P1">to have guards, for men have never defied the Councils so far as to</text:p>
      <text:p text:style-name="P1">escape from whatever place they were ordered to be. Our body is healthy</text:p>
      <text:p text:style-name="P1"><text:soft-page-break/>and strength returns to it speedily. We lunged against the door and</text:p>
      <text:p text:style-name="P1">it gave way. We stole through the dark passages, and through the dark</text:p>
      <text:p text:style-name="P1">streets, and down into our tunnel.</text:p>
      <text:p text:style-name="P1"></text:p>
      <text:p text:style-name="P1">We lit the candle and we saw that our place had not been found and</text:p>
      <text:p text:style-name="P1">nothing had been touched. And our glass box stood before us on the cold</text:p>
      <text:p text:style-name="P1">oven, as we had left it. What matter they now, the scars upon our back!</text:p>
      <text:p text:style-name="P1"></text:p>
      <text:p text:style-name="P1">Tomorrow, in the full light of day, we shall take our box, and leave our</text:p>
      <text:p text:style-name="P1">tunnel open, and walk through the streets to the Home of the Scholars.</text:p>
      <text:p text:style-name="P1">We shall put before them the greatest gift ever offered to men. We shall</text:p>
      <text:p text:style-name="P1">tell them the truth. We shall hand to them, as our confession, these</text:p>
      <text:p text:style-name="P1">pages we have written. We shall join our hands to theirs, and we shall</text:p>
      <text:p text:style-name="P1">work together, with the power of the sky, for the glory of mankind. Our</text:p>
      <text:p text:style-name="P1">blessing upon you, our brothers! Tomorrow, you will take us back into</text:p>
      <text:p text:style-name="P1">your fold and we shall be an outcast no longer. Tomorrow we shall be one</text:p>
      <text:p text:style-name="P1">of you again. Tomorrow...</text:p>
      <text:p text:style-name="P1"></text:p>
      <text:p text:style-name="P1"></text:p>
      <text:p text:style-name="P1"></text:p>
      <text:p text:style-name="P1"></text:p>
      <text:p text:style-name="P1">PART SEVEN</text:p>
      <text:p text:style-name="P1"></text:p>
      <text:p text:style-name="P1">It is dark here in the forest. The leaves rustle over our head, black</text:p>
      <text:p text:style-name="P1">against the last gold of the sky. The moss is soft and warm. We shall</text:p>
      <text:p text:style-name="P1">sleep on this moss for many nights, till the beasts of the forest come</text:p>
      <text:p text:style-name="P1">to tear our body. We have no bed now, save the moss, and no future, save</text:p>
      <text:p text:style-name="P1">the beasts.</text:p>
      <text:p text:style-name="P1"></text:p>
      <text:p text:style-name="P1">We are old now, yet we were young this morning, when we carried our</text:p>
      <text:p text:style-name="P1">glass box through the streets of the City to the Home of the Scholars.</text:p>
      <text:p text:style-name="P1">No men stopped us, for there were none about from the Palace of</text:p>
      <text:p text:style-name="P1">Corrective Detention, and the others knew nothing. No men stopped us at</text:p>
      <text:p text:style-name="P1">the gate. We walked through empty passages and into the great hall where</text:p>
      <text:p text:style-name="P1">the World Council of Scholars sat in solemn meeting.</text:p>
      <text:p text:style-name="P1"></text:p>
      <text:p text:style-name="P1">We saw nothing as we entered, save the sky in the great windows, blue</text:p>
      <text:p text:style-name="P1">and glowing. Then we saw the Scholars who sat around a long table; they</text:p>
      <text:p text:style-name="P1">were as shapeless clouds huddled at the rise of the great sky. There</text:p>
      <text:p text:style-name="P1">were men whose famous names we knew, and others from distant lands whose</text:p>
      <text:p text:style-name="P1">names we had not heard. We saw a great painting on the wall over their</text:p>
      <text:p text:style-name="P1">heads, of the twenty illustrious men who had invented the candle.</text:p>
      <text:p text:style-name="P1"></text:p>
      <text:p text:style-name="P1">All the heads of the Council turned to us as we entered. These great and</text:p>
      <text:p text:style-name="P1">wise of the earth did not know what to think of us, and they looked upon</text:p>
      <text:p text:style-name="P1">us with wonder and curiosity, as if we were a miracle. It is true that</text:p>
      <text:p text:style-name="P1">our tunic was torn and stained with brown stains which had been blood.</text:p>
      <text:p text:style-name="P1">We raised our right arm and we said:</text:p>
      <text:p text:style-name="P1"></text:p>
      <text:p text:style-name="P1">"Our greeting to you, our honored brothers of the World Council of</text:p>
      <text:p text:style-name="P1">Scholars!"</text:p>
      <text:p text:style-name="P1"></text:p>
      <text:p text:style-name="P1">Then Collective 0-0009, the oldest and wisest of the Council, spoke and</text:p>
      <text:p text:style-name="P1">asked:</text:p>
      <text:p text:style-name="P1"></text:p>
      <text:p text:style-name="P1">"Who are you, our brother? For you do not look like a Scholar."</text:p>
      <text:p text:style-name="P1"></text:p>
      <text:p text:style-name="P1">"Our name is Equality 7-2521," we answered, "and we are a Street Sweeper</text:p>
      <text:p text:style-name="P1">of this City."</text:p>
      <text:p text:style-name="P1"><text:soft-page-break/></text:p>
      <text:p text:style-name="P1">Then it was as if a great wind had stricken the hall, for all the</text:p>
      <text:p text:style-name="P1">Scholars spoke at once, and they were angry and frightened.</text:p>
      <text:p text:style-name="P1"></text:p>
      <text:p text:style-name="P1">"A Street Sweeper! A Street Sweeper walking in upon the World Council of</text:p>
      <text:p text:style-name="P1">Scholars! It is not to be believed! It is against all the rules and all</text:p>
      <text:p text:style-name="P1">the laws!"</text:p>
      <text:p text:style-name="P1"></text:p>
      <text:p text:style-name="P1">But we knew how to stop them.</text:p>
      <text:p text:style-name="P1"></text:p>
      <text:p text:style-name="P1">"Our brothers!" we said. "We matter not, nor our transgression. It</text:p>
      <text:p text:style-name="P1">is only our brother men who matter. Give no thought to us, for we are</text:p>
      <text:p text:style-name="P1">nothing, but listen to our words, for we bring you a gift such as had</text:p>
      <text:p text:style-name="P1">never been brought to men. Listen to us, for we hold the future of</text:p>
      <text:p text:style-name="P1">mankind in our hands."</text:p>
      <text:p text:style-name="P1"></text:p>
      <text:p text:style-name="P1">Then they listened.</text:p>
      <text:p text:style-name="P1"></text:p>
      <text:p text:style-name="P1">We placed our glass box upon the table before them. We spoke of it, and</text:p>
      <text:p text:style-name="P1">of our long quest, and of our tunnel, and of our escape from the Palace</text:p>
      <text:p text:style-name="P1">of Corrective Detention. Not a hand moved in that hall, as we spoke, nor</text:p>
      <text:p text:style-name="P1">an eye. Then we put the wires to the box, and they all bent forward and</text:p>
      <text:p text:style-name="P1">sat still, watching. And we stood still, our eyes upon the wire. And</text:p>
      <text:p text:style-name="P1">slowly, slowly as a flush of blood, a red flame trembled in the wire.</text:p>
      <text:p text:style-name="P1">Then the wire glowed.</text:p>
      <text:p text:style-name="P1"></text:p>
      <text:p text:style-name="P1">But terror struck the men of the Council. They leapt to their feet, they</text:p>
      <text:p text:style-name="P1">ran from the table, and they stood pressed against the wall, huddled</text:p>
      <text:p text:style-name="P1">together, seeking the warmth of one another's bodies to give them</text:p>
      <text:p text:style-name="P1">courage.</text:p>
      <text:p text:style-name="P1"></text:p>
      <text:p text:style-name="P1">We looked upon them and we laughed and said:</text:p>
      <text:p text:style-name="P1"></text:p>
      <text:p text:style-name="P1">"Fear nothing, our brothers. There is a great power in these wires, but</text:p>
      <text:p text:style-name="P1">this power is tamed. It is yours. We give it to you."</text:p>
      <text:p text:style-name="P1"></text:p>
      <text:p text:style-name="P1">Still they would not move.</text:p>
      <text:p text:style-name="P1"></text:p>
      <text:p text:style-name="P1">"We give you the power of the sky!" we cried. "We give you the key to</text:p>
      <text:p text:style-name="P1">the earth! Take it, and let us be one of you, the humblest among you.</text:p>
      <text:p text:style-name="P1">Let us all work together, and harness this power, and make it ease the</text:p>
      <text:p text:style-name="P1">toil of men. Let us throw away our candles and our torches. Let us flood</text:p>
      <text:p text:style-name="P1">our cities with light. Let us bring a new light to men!"</text:p>
      <text:p text:style-name="P1"></text:p>
      <text:p text:style-name="P1">But they looked upon us, and suddenly we were afraid. For their eyes</text:p>
      <text:p text:style-name="P1">were still, and small, and evil.</text:p>
      <text:p text:style-name="P1"></text:p>
      <text:p text:style-name="P1">"Our brothers!" we cried. "Have you nothing to say to us?"</text:p>
      <text:p text:style-name="P1"></text:p>
      <text:p text:style-name="P1">Then Collective 0-0009 moved forward. They moved to the table and the</text:p>
      <text:p text:style-name="P1">others followed.</text:p>
      <text:p text:style-name="P1"></text:p>
      <text:p text:style-name="P1">"Yes," spoke Collective 0-0009, "we have much to say to you."</text:p>
      <text:p text:style-name="P1"></text:p>
      <text:p text:style-name="P1">The sound of their voices brought silence to the hall and to beat of our</text:p>
      <text:p text:style-name="P1">heart.</text:p>
      <text:p text:style-name="P1"></text:p>
      <text:p text:style-name="P1">"Yes," said Collective 0-0009, "we have much to say to a wretch who have</text:p>
      <text:p text:style-name="P1">broken all the laws and who boast of their infamy!</text:p>
      <text:p text:style-name="P1"><text:soft-page-break/></text:p>
      <text:p text:style-name="P1">"How dared you think that your mind held greater wisdom than the minds</text:p>
      <text:p text:style-name="P1">of your brothers? And if the Councils had decreed that you should be a</text:p>
      <text:p text:style-name="P1">Street Sweeper, how dared you think that you could be of greater use to</text:p>
      <text:p text:style-name="P1">men than in sweeping the streets?"</text:p>
      <text:p text:style-name="P1"></text:p>
      <text:p text:style-name="P1">"How dared you, gutter cleaner," spoke Fraternity 9-3452, "to hold</text:p>
      <text:p text:style-name="P1">yourself as one alone and with the thoughts of the one and not of the</text:p>
      <text:p text:style-name="P1">many?"</text:p>
      <text:p text:style-name="P1"></text:p>
      <text:p text:style-name="P1">"You shall be burned at the stake," said Democracy 4-6998.</text:p>
      <text:p text:style-name="P1"></text:p>
      <text:p text:style-name="P1">"No, they shall be lashed," said Unanimity 7-3304, "till there is</text:p>
      <text:p text:style-name="P1">nothing left under the lashes."</text:p>
      <text:p text:style-name="P1"></text:p>
      <text:p text:style-name="P1">"No," said Collective 0-0009, "we cannot decide upon this, our brothers.</text:p>
      <text:p text:style-name="P1">No such crime has ever been committed, and it is not for us to judge.</text:p>
      <text:p text:style-name="P1">Nor for any small Council. We shall deliver this creature to the World</text:p>
      <text:p text:style-name="P1">Council itself and let their will be done."</text:p>
      <text:p text:style-name="P1"></text:p>
      <text:p text:style-name="P1">We looked upon them and we pleaded:</text:p>
      <text:p text:style-name="P1"></text:p>
      <text:p text:style-name="P1">"Our brothers! You are right. Let the will of the Council be done upon</text:p>
      <text:p text:style-name="P1">our body. We do not care. But the light? What will you do with the</text:p>
      <text:p text:style-name="P1">light?"</text:p>
      <text:p text:style-name="P1"></text:p>
      <text:p text:style-name="P1">Collective 0-0009 looked upon us, and they smiled.</text:p>
      <text:p text:style-name="P1"></text:p>
      <text:p text:style-name="P1">"So you think that you have found a new power," said Collective 0-0009.</text:p>
      <text:p text:style-name="P1">"Do all your brothers think that?"</text:p>
      <text:p text:style-name="P1"></text:p>
      <text:p text:style-name="P1">"No," we answered.</text:p>
      <text:p text:style-name="P1"></text:p>
      <text:p text:style-name="P1">"What is not thought by all men cannot be true," said Collective 0-0009.</text:p>
      <text:p text:style-name="P1"></text:p>
      <text:p text:style-name="P1">"You have worked on this alone?" asked International 1-5537.</text:p>
      <text:p text:style-name="P1"></text:p>
      <text:p text:style-name="P1">"Many men in the Homes of the Scholars have had strange new ideas in the</text:p>
      <text:p text:style-name="P1">past," said Solidarity 8-1164, "but when the majority of their brother</text:p>
      <text:p text:style-name="P1">Scholars voted against them, they abandoned their ideas, as all men</text:p>
      <text:p text:style-name="P1">must."</text:p>
      <text:p text:style-name="P1"></text:p>
      <text:p text:style-name="P1">"This box is useless," said Alliance 6-7349.</text:p>
      <text:p text:style-name="P1"></text:p>
      <text:p text:style-name="P1">"Should it be what they claim of it," said Harmony 9-2642, "then it</text:p>
      <text:p text:style-name="P1">would bring ruin to the Department of Candles. The Candle is a great</text:p>
      <text:p text:style-name="P1">boon to mankind, as approved by all men. Therefore it cannot be</text:p>
      <text:p text:style-name="P1">destroyed by the whim of one."</text:p>
      <text:p text:style-name="P1"></text:p>
      <text:p text:style-name="P1">"This would wreck the Plans of the World Council," said Unanimity</text:p>
      <text:p text:style-name="P1">2-9913, "and without the Plans of the World Council the sun cannot rise.</text:p>
      <text:p text:style-name="P1">It took fifty years to secure the approval of all the Councils for the</text:p>
      <text:p text:style-name="P1">Candle, and to decide upon the number needed, and to re-fit the Plans so</text:p>
      <text:p text:style-name="P1">as to make candles instead of torches. This touched upon thousands and</text:p>
      <text:p text:style-name="P1">thousands of men working in scores of States. We cannot alter the Plans</text:p>
      <text:p text:style-name="P1">again so soon."</text:p>
      <text:p text:style-name="P1"></text:p>
      <text:p text:style-name="P1">"And if this should lighten the toil of men," said Similarity 5-0306,</text:p>
      <text:p text:style-name="P1">"then it is a great evil, for men have no cause to exist save in toiling</text:p>
      <text:p text:style-name="P1"><text:soft-page-break/>for other men."</text:p>
      <text:p text:style-name="P1"></text:p>
      <text:p text:style-name="P1">Then Collective 0-0009 rose and pointed at our box.</text:p>
      <text:p text:style-name="P1"></text:p>
      <text:p text:style-name="P1">"This thing," they said, "must be destroyed."</text:p>
      <text:p text:style-name="P1"></text:p>
      <text:p text:style-name="P1">And all the others cried as one:</text:p>
      <text:p text:style-name="P1"></text:p>
      <text:p text:style-name="P1">"It must be destroyed!"</text:p>
      <text:p text:style-name="P1"></text:p>
      <text:p text:style-name="P1">Then we leapt to the table.</text:p>
      <text:p text:style-name="P1"></text:p>
      <text:p text:style-name="P1">We seized our box, we shoved them aside, and we ran to the window. We</text:p>
      <text:p text:style-name="P1">turned and we looked at them for the last time, and a rage, such as it</text:p>
      <text:p text:style-name="P1">is not fit for humans to know, choked our voice in our throat.</text:p>
      <text:p text:style-name="P1"></text:p>
      <text:p text:style-name="P1">"You fools!" we cried. "You fools! You thrice-damned fools!"</text:p>
      <text:p text:style-name="P1"></text:p>
      <text:p text:style-name="P1">We swung our fist through the windowpane, and we leapt out in a ringing</text:p>
      <text:p text:style-name="P1">rain of glass.</text:p>
      <text:p text:style-name="P1"></text:p>
      <text:p text:style-name="P1">We fell, but we never let the box fall from our hands. Then we ran. We</text:p>
      <text:p text:style-name="P1">ran blindly, and men and houses streaked past us in a torrent without</text:p>
      <text:p text:style-name="P1">shape. And the road seemed not to be flat before us, but as if it were</text:p>
      <text:p text:style-name="P1">leaping up to meet us, and we waited for the earth to rise and strike us</text:p>
      <text:p text:style-name="P1">in the face. But we ran. We knew not where we were going. We knew only</text:p>
      <text:p text:style-name="P1">that we must run, run to the end of the world, to the end of our days.</text:p>
      <text:p text:style-name="P1"></text:p>
      <text:p text:style-name="P1">Then we knew suddenly that we were lying on a soft earth and that we</text:p>
      <text:p text:style-name="P1">had stopped. Trees taller than we had ever seen before stood over us in</text:p>
      <text:p text:style-name="P1">great silence. Then we knew. We were in the Uncharted Forest. We had</text:p>
      <text:p text:style-name="P1">not thought of coming here, but our legs had carried our wisdom, and our</text:p>
      <text:p text:style-name="P1">legs had brought us to the Uncharted Forest against our will.</text:p>
      <text:p text:style-name="P1"></text:p>
      <text:p text:style-name="P1">Our glass box lay beside us. We crawled to it, we fell upon it, our face</text:p>
      <text:p text:style-name="P1">in our arms, and we lay still.</text:p>
      <text:p text:style-name="P1"></text:p>
      <text:p text:style-name="P1">We lay thus for a long time. Then we rose, we took our box and walked on</text:p>
      <text:p text:style-name="P1">into the forest.</text:p>
      <text:p text:style-name="P1"></text:p>
      <text:p text:style-name="P1">It mattered not where we went. We knew that men would not follow us, for</text:p>
      <text:p text:style-name="P1">they never enter the Uncharted Forest. We had nothing to fear from them.</text:p>
      <text:p text:style-name="P1">The forest disposes of its own victims. This gave us no fear either.</text:p>
      <text:p text:style-name="P1">Only we wished to be away, away from the City and from the air that</text:p>
      <text:p text:style-name="P1">touches upon the air of the City. So we walked on, our box in our arms,</text:p>
      <text:p text:style-name="P1">our heart empty.</text:p>
      <text:p text:style-name="P1"></text:p>
      <text:p text:style-name="P1">We are doomed. Whatever days are left to us, we shall spend them alone.</text:p>
      <text:p text:style-name="P1">And we have heard of the corruption to be found in solitude. We have</text:p>
      <text:p text:style-name="P1">torn ourselves from the truth which is our brother men, and there is no</text:p>
      <text:p text:style-name="P1">road back for us, and no redemption.</text:p>
      <text:p text:style-name="P1"></text:p>
      <text:p text:style-name="P1">We know these things, but we do not care. We care for nothing on earth.</text:p>
      <text:p text:style-name="P1">We are tired.</text:p>
      <text:p text:style-name="P1"></text:p>
      <text:p text:style-name="P1">Only the glass box in our arms is like a living heart that gives us</text:p>
      <text:p text:style-name="P1">strength. We have lied to ourselves. We have not built this box for the</text:p>
      <text:p text:style-name="P1">good of our brothers. We built it for its own sake. It is above all our</text:p>
      <text:p text:style-name="P1">brothers to us, and its truth above their truth. Why wonder about this?</text:p>
      <text:p text:style-name="P1"><text:soft-page-break/>We have not many days to live. We are walking to the fangs awaiting us</text:p>
      <text:p text:style-name="P1">somewhere among the great, silent trees. There is not a thing behind us</text:p>
      <text:p text:style-name="P1">to regret.</text:p>
      <text:p text:style-name="P1"></text:p>
      <text:p text:style-name="P1">Then a blow of pain struck us, our first and our only. We thought of the</text:p>
      <text:p text:style-name="P1">Golden One. We thought of the Golden One whom we shall never see again.</text:p>
      <text:p text:style-name="P1">Then the pain passed. It is best. We are one of the Damned. It is best</text:p>
      <text:p text:style-name="P1">if the Golden One forget our name and the body which bore that name.</text:p>
      <text:p text:style-name="P1"></text:p>
      <text:p text:style-name="P1"></text:p>
      <text:p text:style-name="P1"></text:p>
      <text:p text:style-name="P1"></text:p>
      <text:p text:style-name="P1">PART EIGHT</text:p>
      <text:p text:style-name="P1"></text:p>
      <text:p text:style-name="P1">It has been a day of wonder, this, our first day in the forest.</text:p>
      <text:p text:style-name="P1"></text:p>
      <text:p text:style-name="P1">We awoke when a ray of sunlight fell across our face. We wanted to leap</text:p>
      <text:p text:style-name="P1">to our feet, as we have had to leap every morning of our life, but we</text:p>
      <text:p text:style-name="P1">remembered suddenly that no bell had rung and that there was no bell to</text:p>
      <text:p text:style-name="P1">ring anywhere. We lay on our back, we threw our arms out, and we looked</text:p>
      <text:p text:style-name="P1">up at the sky. The leaves had edges of silver that trembled and rippled</text:p>
      <text:p text:style-name="P1">like a river of green and fire flowing high above us.</text:p>
      <text:p text:style-name="P1"></text:p>
      <text:p text:style-name="P1">We did not wish to move. We thought suddenly that we could lie thus as</text:p>
      <text:p text:style-name="P1">long as we wished, and we laughed aloud at the thought. We could also</text:p>
      <text:p text:style-name="P1">rise, or run, or leap, or fall down again. We were thinking that these</text:p>
      <text:p text:style-name="P1">were thoughts without sense, but before we knew it our body had risen in</text:p>
      <text:p text:style-name="P1">one leap. Our arms stretched out of their own will, and our body whirled</text:p>
      <text:p text:style-name="P1">and whirled, till it raised a wind to rustle through the leaves of the</text:p>
      <text:p text:style-name="P1">bushes. Then our hands seized a branch and swung us high into a tree,</text:p>
      <text:p text:style-name="P1">with no aim save the wonder of learning the strength of our body. The</text:p>
      <text:p text:style-name="P1">branch snapped under us and we fell upon the moss that was soft as a</text:p>
      <text:p text:style-name="P1">cushion. Then our body, losing all sense, rolled over and over on the</text:p>
      <text:p text:style-name="P1">moss, dry leaves in our tunic, in our hair, in our face. And we heard</text:p>
      <text:p text:style-name="P1">suddenly that we were laughing, laughing aloud, laughing as if there</text:p>
      <text:p text:style-name="P1">were no power left in us save laughter.</text:p>
      <text:p text:style-name="P1"></text:p>
      <text:p text:style-name="P1">Then we took our glass box, and we went on into the forest. We went on,</text:p>
      <text:p text:style-name="P1">cutting through the branches, and it was as if we were swimming through</text:p>
      <text:p text:style-name="P1">a sea of leaves, with the bushes as waves rising and falling and rising</text:p>
      <text:p text:style-name="P1">around us, and flinging their green sprays high to the treetops. The</text:p>
      <text:p text:style-name="P1">trees parted before us, calling us forward. The forest seemed to welcome</text:p>
      <text:p text:style-name="P1">us. We went on, without thought, without care, with nothing to feel save</text:p>
      <text:p text:style-name="P1">the song of our body.</text:p>
      <text:p text:style-name="P1"></text:p>
      <text:p text:style-name="P1">We stopped when we felt hunger. We saw birds in the tree branches, and</text:p>
      <text:p text:style-name="P1">flying from under our footsteps. We picked a stone and we sent it as an</text:p>
      <text:p text:style-name="P1">arrow at a bird. It fell before us. We made a fire, we cooked the bird,</text:p>
      <text:p text:style-name="P1">and we ate it, and no meal had ever tasted better to us. And we thought</text:p>
      <text:p text:style-name="P1">suddenly that there was a great satisfaction to be found in the food</text:p>
      <text:p text:style-name="P1">which we need and obtain by our own hand. And we wished to be hungry</text:p>
      <text:p text:style-name="P1">again and soon, that we might know again this strange new pride in</text:p>
      <text:p text:style-name="P1">eating.</text:p>
      <text:p text:style-name="P1"></text:p>
      <text:p text:style-name="P1">Then we walked on. And we came to a stream which lay as a streak of</text:p>
      <text:p text:style-name="P1">glass among the trees. It lay so still that we saw no water but only a</text:p>
      <text:p text:style-name="P1">cut in the earth, in which the trees grew down, upturned, and the sky</text:p>
      <text:p text:style-name="P1">lay at the bottom. We knelt by the stream and we bent down to drink. And</text:p>
      <text:p text:style-name="P1">then we stopped. For, upon the blue of the sky below us, we saw our own</text:p>
      <text:p text:style-name="P1"><text:soft-page-break/>face for the first time.</text:p>
      <text:p text:style-name="P1"></text:p>
      <text:p text:style-name="P1">We sat still and we held our breath. For our face and our body were</text:p>
      <text:p text:style-name="P1">beautiful. Our face was not like the faces of our brothers, for we felt</text:p>
      <text:p text:style-name="P1">not pity when looking upon it. Our body was not like the bodies of our</text:p>
      <text:p text:style-name="P1">brothers, for our limbs were straight and thin and hard and strong. And</text:p>
      <text:p text:style-name="P1">we thought that we could trust this being who looked upon us from the</text:p>
      <text:p text:style-name="P1">stream, and that we had nothing to fear with this being.</text:p>
      <text:p text:style-name="P1"></text:p>
      <text:p text:style-name="P1">We walked on till the sun had set. When the shadows gathered among the</text:p>
      <text:p text:style-name="P1">trees, we stopped in a hollow between the roots, where we shall sleep</text:p>
      <text:p text:style-name="P1">tonight. And suddenly, for the first time this day, we remembered that</text:p>
      <text:p text:style-name="P1">we are the Damned. We remembered it, and we laughed.</text:p>
      <text:p text:style-name="P1"></text:p>
      <text:p text:style-name="P1">We are writing this on the paper we had hidden in our tunic together</text:p>
      <text:p text:style-name="P1">with the written pages we had brought for the World Council of Scholars,</text:p>
      <text:p text:style-name="P1">but never given to them. We have much to speak of to ourselves, and we</text:p>
      <text:p text:style-name="P1">hope we shall find the words for it in the days to come. Now, we cannot</text:p>
      <text:p text:style-name="P1">speak, for we cannot understand.</text:p>
      <text:p text:style-name="P1"></text:p>
      <text:p text:style-name="P1"></text:p>
      <text:p text:style-name="P1"></text:p>
      <text:p text:style-name="P1"></text:p>
      <text:p text:style-name="P1">PART NINE</text:p>
      <text:p text:style-name="P1"></text:p>
      <text:p text:style-name="P1">We have not written for many days. We did not wish to speak. For we</text:p>
      <text:p text:style-name="P1">needed no words to remember that which has happened to us.</text:p>
      <text:p text:style-name="P1"></text:p>
      <text:p text:style-name="P1">It was on our second day in the forest that we heard steps behind us. We</text:p>
      <text:p text:style-name="P1">hid in the bushes, and we waited. The steps came closer. And then we saw</text:p>
      <text:p text:style-name="P1">the fold of a white tunic among the trees, and a gleam of gold.</text:p>
      <text:p text:style-name="P1"></text:p>
      <text:p text:style-name="P1">We leapt forward, we ran to them, and we stood looking upon the Golden</text:p>
      <text:p text:style-name="P1">One.</text:p>
      <text:p text:style-name="P1"></text:p>
      <text:p text:style-name="P1">They saw us, and their hands closed into fists, and the fists pulled</text:p>
      <text:p text:style-name="P1">their arms down, as if they wished their arms to hold them, while their</text:p>
      <text:p text:style-name="P1">body swayed. And they could not speak.</text:p>
      <text:p text:style-name="P1"></text:p>
      <text:p text:style-name="P1">We dared not come too close to them. We asked, and our voice trembled:</text:p>
      <text:p text:style-name="P1"></text:p>
      <text:p text:style-name="P1">"How did you come to be here, Golden One?"</text:p>
      <text:p text:style-name="P1"></text:p>
      <text:p text:style-name="P1">But they whispered only:</text:p>
      <text:p text:style-name="P1"></text:p>
      <text:p text:style-name="P1">"We have found you...."</text:p>
      <text:p text:style-name="P1"></text:p>
      <text:p text:style-name="P1">"How did you come to be in the forest?" we asked.</text:p>
      <text:p text:style-name="P1"></text:p>
      <text:p text:style-name="P1">They raised their head, and there was a great pride in their voice; they</text:p>
      <text:p text:style-name="P1">answered:</text:p>
      <text:p text:style-name="P1"></text:p>
      <text:p text:style-name="P1">"We have followed you."</text:p>
      <text:p text:style-name="P1"></text:p>
      <text:p text:style-name="P1">Then we could not speak, and they said:</text:p>
      <text:p text:style-name="P1"></text:p>
      <text:p text:style-name="P1">"We heard that you had gone to the Uncharted Forest, for the whole City</text:p>
      <text:p text:style-name="P1">is speaking of it. So on the night of the day when we heard it, we ran</text:p>
      <text:p text:style-name="P1">away from the Home of the Peasants. We found the marks of your feet</text:p>
      <text:p text:style-name="P1"><text:soft-page-break/>across the plain where no men walk. So we followed them, and we went</text:p>
      <text:p text:style-name="P1">into the forest, and we followed the path where the branches were broken</text:p>
      <text:p text:style-name="P1">by your body."</text:p>
      <text:p text:style-name="P1"></text:p>
      <text:p text:style-name="P1">Their white tunic was torn, and the branches had cut the skin of their</text:p>
      <text:p text:style-name="P1">arms, but they spoke as if they had never taken notice of it, nor of</text:p>
      <text:p text:style-name="P1">weariness, nor of fear.</text:p>
      <text:p text:style-name="P1"></text:p>
      <text:p text:style-name="P1">"We have followed you," they said, "and we shall follow you wherever you</text:p>
      <text:p text:style-name="P1">go. If danger threatens you, we shall face it also. If it be death,</text:p>
      <text:p text:style-name="P1">we shall die with you. You are damned, and we wish to share your</text:p>
      <text:p text:style-name="P1">damnation."</text:p>
      <text:p text:style-name="P1"></text:p>
      <text:p text:style-name="P1">They looked upon us, and their voice was low, but there was bitterness</text:p>
      <text:p text:style-name="P1">and triumph in their voice.</text:p>
      <text:p text:style-name="P1"></text:p>
      <text:p text:style-name="P1">"Your eyes are as a flame, but our brothers have neither hope nor fire.</text:p>
      <text:p text:style-name="P1">Your mouth is cut of granite, but our brothers are soft and humble. Your</text:p>
      <text:p text:style-name="P1">head is high, but our brothers cringe. You walk, but our brothers</text:p>
      <text:p text:style-name="P1">crawl. We wish to be damned with you, rather than blessed with all our</text:p>
      <text:p text:style-name="P1">brothers. Do as you please with us, but do not send us away from you."</text:p>
      <text:p text:style-name="P1"></text:p>
      <text:p text:style-name="P1">Then they knelt, and bowed their golden head before us.</text:p>
      <text:p text:style-name="P1"></text:p>
      <text:p text:style-name="P1">We had never thought of that which we did. We bent to raise the Golden</text:p>
      <text:p text:style-name="P1">One to their feet, but when we touched them, it was as if madness had</text:p>
      <text:p text:style-name="P1">stricken us. We seized their body and we pressed our lips to theirs. The</text:p>
      <text:p text:style-name="P1">Golden One breathed once, and their breath was a moan, and then their</text:p>
      <text:p text:style-name="P1">arms closed around us.</text:p>
      <text:p text:style-name="P1"></text:p>
      <text:p text:style-name="P1">We stood together for a long time. And we were frightened that we had</text:p>
      <text:p text:style-name="P1">lived for twenty-one years and had never known what joy is possible to</text:p>
      <text:p text:style-name="P1">men.</text:p>
      <text:p text:style-name="P1"></text:p>
      <text:p text:style-name="P1">Then we said:</text:p>
      <text:p text:style-name="P1"></text:p>
      <text:p text:style-name="P1">"Our dearest one. Fear nothing of the forest. There is no danger in</text:p>
      <text:p text:style-name="P1">solitude. We have no need of our brothers. Let us forget their good and</text:p>
      <text:p text:style-name="P1">our evil, let us forget all things save that we are together and that</text:p>
      <text:p text:style-name="P1">there is joy as a bond between us. Give us your hand. Look ahead. It is</text:p>
      <text:p text:style-name="P1">our own world, Golden One, a strange, unknown world, but our own."</text:p>
      <text:p text:style-name="P1"></text:p>
      <text:p text:style-name="P1">Then we walked on into the forest, their hand in ours.</text:p>
      <text:p text:style-name="P1"></text:p>
      <text:p text:style-name="P1">And that night we knew that to hold the body of women in our arms is</text:p>
      <text:p text:style-name="P1">neither ugly nor shameful, but the one ecstasy granted to the race of</text:p>
      <text:p text:style-name="P1">men.</text:p>
      <text:p text:style-name="P1"></text:p>
      <text:p text:style-name="P1">We have walked for many days. The forest has no end, and we seek no end.</text:p>
      <text:p text:style-name="P1">But each day added to the chain of days between us and the City is like</text:p>
      <text:p text:style-name="P1">an added blessing.</text:p>
      <text:p text:style-name="P1"></text:p>
      <text:p text:style-name="P1">We have made a bow and many arrows. We can kill more birds than we need</text:p>
      <text:p text:style-name="P1">for our food; we find water and fruit in the forest. At night, we choose</text:p>
      <text:p text:style-name="P1">a clearing, and we build a ring of fires around it. We sleep in the</text:p>
      <text:p text:style-name="P1">midst of that ring, and the beasts dare not attack us. We can see their</text:p>
      <text:p text:style-name="P1">eyes, green and yellow as coals, watching us from the tree branches</text:p>
      <text:p text:style-name="P1">beyond. The fires smoulder as a crown of jewels around us, and smoke</text:p>
      <text:p text:style-name="P1">stands still in the air, in columns made blue by the moonlight. We sleep</text:p>
      <text:p text:style-name="P1"><text:soft-page-break/>together in the midst of the ring, the arms of the Golden One around us,</text:p>
      <text:p text:style-name="P1">their head upon our breast.</text:p>
      <text:p text:style-name="P1"></text:p>
      <text:p text:style-name="P1">Some day, we shall stop and build a house, when we shall have gone far</text:p>
      <text:p text:style-name="P1">enough. But we do not have to hasten. The days before us are without</text:p>
      <text:p text:style-name="P1">end, like the forest.</text:p>
      <text:p text:style-name="P1"></text:p>
      <text:p text:style-name="P1">We cannot understand this new life which we have found, yet it seems so</text:p>
      <text:p text:style-name="P1">clear and so simple. When questions come to puzzle us, we walk faster,</text:p>
      <text:p text:style-name="P1">then turn and forget all things as we watch the Golden One following.</text:p>
      <text:p text:style-name="P1">The shadows of leaves fall upon their arms, as they spread the branches</text:p>
      <text:p text:style-name="P1">apart, but their shoulders are in the sun. The skin of their arms is</text:p>
      <text:p text:style-name="P1">like a blue mist, but their shoulders are white and glowing, as if the</text:p>
      <text:p text:style-name="P1">light fell not from above, but rose from under their skin. We watch the</text:p>
      <text:p text:style-name="P1">leaf which has fallen upon their shoulder, and it lies at the curve</text:p>
      <text:p text:style-name="P1">of their neck, and a drop of dew glistens upon it like a jewel. They</text:p>
      <text:p text:style-name="P1">approach us, and they stop, laughing, knowing what we think, and they</text:p>
      <text:p text:style-name="P1">wait obediently, without questions, till it pleases us to turn and go</text:p>
      <text:p text:style-name="P1">on.</text:p>
      <text:p text:style-name="P1"></text:p>
      <text:p text:style-name="P1">We go on and we bless the earth under our feet. But questions come to</text:p>
      <text:p text:style-name="P1">us again, as we walk in silence. If that which we have found is the</text:p>
      <text:p text:style-name="P1">corruption of solitude, then what can men wish for save corruption? If</text:p>
      <text:p text:style-name="P1">this is the great evil of being alone, then what is good and what is</text:p>
      <text:p text:style-name="P1">evil?</text:p>
      <text:p text:style-name="P1"></text:p>
      <text:p text:style-name="P1">Everything which comes from the many is good. Everything which comes</text:p>
      <text:p text:style-name="P1">from one is evil. This have we been taught with our first breath. We</text:p>
      <text:p text:style-name="P1">have broken the law, but we have never doubted it. Yet now, as we walk</text:p>
      <text:p text:style-name="P1">through the forest, we are learning to doubt.</text:p>
      <text:p text:style-name="P1"></text:p>
      <text:p text:style-name="P1">There is no life for men, save in useful toil for the good of all their</text:p>
      <text:p text:style-name="P1">brothers. But we lived not, when we toiled for our brothers, we were</text:p>
      <text:p text:style-name="P1">only weary. There is no joy for men, save the joy shared with all their</text:p>
      <text:p text:style-name="P1">brothers. But the only things which taught us joy were the power we</text:p>
      <text:p text:style-name="P1">created in our wires, and the Golden One. And both these joys belong</text:p>
      <text:p text:style-name="P1">to us alone, they come from us alone, they bear no relation to all our</text:p>
      <text:p text:style-name="P1">brothers, and they do not concern our brothers in any way. Thus do we</text:p>
      <text:p text:style-name="P1">wonder.</text:p>
      <text:p text:style-name="P1"></text:p>
      <text:p text:style-name="P1">There is some error, one frightful error, in the thinking of men. What</text:p>
      <text:p text:style-name="P1">is that error? We do not know, but the knowledge struggles within us,</text:p>
      <text:p text:style-name="P1">struggles to be born. Today, the Golden One stopped suddenly and said:</text:p>
      <text:p text:style-name="P1"></text:p>
      <text:p text:style-name="P1">"We love you."</text:p>
      <text:p text:style-name="P1"></text:p>
      <text:p text:style-name="P1">But they frowned and shook their head and looked at us helplessly.</text:p>
      <text:p text:style-name="P1"></text:p>
      <text:p text:style-name="P1">"No," they whispered, "that is not what we wished to say."</text:p>
      <text:p text:style-name="P1"></text:p>
      <text:p text:style-name="P1">They were silent, then they spoke slowly, and their words were halting,</text:p>
      <text:p text:style-name="P1">like the words of a child learning to speak for the first time:</text:p>
      <text:p text:style-name="P1"></text:p>
      <text:p text:style-name="P1">"We are one... alone... and only... and we love you who are one...</text:p>
      <text:p text:style-name="P1">alone... and only."</text:p>
      <text:p text:style-name="P1"></text:p>
      <text:p text:style-name="P1">We looked into each other's eyes and we knew that the breath of a</text:p>
      <text:p text:style-name="P1">miracle had touched us, and fled, and left us groping vainly.</text:p>
      <text:p text:style-name="P1"></text:p>
      <text:p text:style-name="P1"><text:soft-page-break/>And we felt torn, torn for some word we could not find.</text:p>
      <text:p text:style-name="P1"></text:p>
      <text:p text:style-name="P1"></text:p>
      <text:p text:style-name="P1"></text:p>
      <text:p text:style-name="P1"></text:p>
      <text:p text:style-name="P1">PART TEN</text:p>
      <text:p text:style-name="P1"></text:p>
      <text:p text:style-name="P1">We are sitting at a table and we are writing this upon paper made</text:p>
      <text:p text:style-name="P1">thousands of years ago. The light is dim, and we cannot see the Golden</text:p>
      <text:p text:style-name="P1">One, only one lock of gold on the pillow of an ancient bed. This is our</text:p>
      <text:p text:style-name="P1">home.</text:p>
      <text:p text:style-name="P1"></text:p>
      <text:p text:style-name="P1">We came upon it today, at sunrise. For many days we had been crossing a</text:p>
      <text:p text:style-name="P1">chain of mountains. The forest rose among cliffs, and whenever we walked</text:p>
      <text:p text:style-name="P1">out upon a barren stretch of rock we saw great peaks before us in the</text:p>
      <text:p text:style-name="P1">west, and to the north of us, and to the south, as far as our eyes could</text:p>
      <text:p text:style-name="P1">see. The peaks were red and brown, with the green streaks of forests as</text:p>
      <text:p text:style-name="P1">veins upon them, with blue mists as veils over their heads. We had never</text:p>
      <text:p text:style-name="P1">heard of these mountains, nor seen them marked on any map. The Uncharted</text:p>
      <text:p text:style-name="P1">Forest has protected them from the Cities and from the men of the</text:p>
      <text:p text:style-name="P1">Cities.</text:p>
      <text:p text:style-name="P1"></text:p>
      <text:p text:style-name="P1">We climbed paths where the wild goat dared not follow. Stones rolled</text:p>
      <text:p text:style-name="P1">from under our feet, and we heard them striking the rocks below, farther</text:p>
      <text:p text:style-name="P1">and farther down, and the mountains rang with each stroke, and long</text:p>
      <text:p text:style-name="P1">after the strokes had died. But we went on, for we knew that no men</text:p>
      <text:p text:style-name="P1">would ever follow our track nor reach us here.</text:p>
      <text:p text:style-name="P1"></text:p>
      <text:p text:style-name="P1">Then today, at sunrise, we saw a white flame among the trees, high on a</text:p>
      <text:p text:style-name="P1">sheer peak before us. We thought that it was a fire and stopped. But the</text:p>
      <text:p text:style-name="P1">flame was unmoving, yet blinding as liquid metal. So we climbed toward</text:p>
      <text:p text:style-name="P1">it through the rocks. And there, before us, on a broad summit, with the</text:p>
      <text:p text:style-name="P1">mountains rising behind it, stood a house such as we had never seen, and</text:p>
      <text:p text:style-name="P1">the white fire came from the sun on the glass of its windows.</text:p>
      <text:p text:style-name="P1"></text:p>
      <text:p text:style-name="P1">The house had two stories and a strange roof flat as a floor. There was</text:p>
      <text:p text:style-name="P1">more window than wall upon its walls, and the windows went on straight</text:p>
      <text:p text:style-name="P1">around the corners, though how this kept the house standing we could not</text:p>
      <text:p text:style-name="P1">guess. The walls were hard and smooth, of that stone unlike stone which</text:p>
      <text:p text:style-name="P1">we had seen in our tunnel.</text:p>
      <text:p text:style-name="P1"></text:p>
      <text:p text:style-name="P1">We both knew it without words: this house was left from the</text:p>
      <text:p text:style-name="P1">Unmentionable Times. The trees had protected it from time and weather,</text:p>
      <text:p text:style-name="P1">and from men who have less pity than time and weather. We turned to the</text:p>
      <text:p text:style-name="P1">Golden One and we asked:</text:p>
      <text:p text:style-name="P1"></text:p>
      <text:p text:style-name="P1">"Are you afraid?"</text:p>
      <text:p text:style-name="P1"></text:p>
      <text:p text:style-name="P1">But they shook their head. So we walked to the door, and we threw it</text:p>
      <text:p text:style-name="P1">open, and we stepped together into the house of the Unmentionable Times.</text:p>
      <text:p text:style-name="P1"></text:p>
      <text:p text:style-name="P1">We shall need the days and the years ahead, to look, to learn, and to</text:p>
      <text:p text:style-name="P1">understand the things of this house. Today, we could only look and try</text:p>
      <text:p text:style-name="P1">to believe the sight of our eyes. We pulled the heavy curtains from the</text:p>
      <text:p text:style-name="P1">windows and we saw that the rooms were small, and we thought that not</text:p>
      <text:p text:style-name="P1">more than twelve men could have lived here. We thought it strange that</text:p>
      <text:p text:style-name="P1">men had been permitted to build a house for only twelve.</text:p>
      <text:p text:style-name="P1"></text:p>
      <text:p text:style-name="P1">Never had we seen rooms so full of light. The sunrays danced upon</text:p>
      <text:p text:style-name="P1"><text:soft-page-break/>colors, colors, more colors than we thought possible, we who had seen</text:p>
      <text:p text:style-name="P1">no houses save the white ones, the brown ones and the grey. There were</text:p>
      <text:p text:style-name="P1">great pieces of glass on the walls, but it was not glass, for when we</text:p>
      <text:p text:style-name="P1">looked upon it we saw our own bodies and all the things behind us, as</text:p>
      <text:p text:style-name="P1">on the face of a lake. There were strange things which we had never</text:p>
      <text:p text:style-name="P1">seen and the use of which we do not know. And there were globes of glass</text:p>
      <text:p text:style-name="P1">everywhere, in each room, the globes with the metal cobwebs inside, such</text:p>
      <text:p text:style-name="P1">as we had seen in our tunnel.</text:p>
      <text:p text:style-name="P1"></text:p>
      <text:p text:style-name="P1">We found the sleeping hall and we stood in awe upon its threshold. For</text:p>
      <text:p text:style-name="P1">it was a small room and there were only two beds in it. We found no</text:p>
      <text:p text:style-name="P1">other beds in the house, and then we knew that only two had lived here,</text:p>
      <text:p text:style-name="P1">and this passes understanding. What kind of world did they have, the men</text:p>
      <text:p text:style-name="P1">of the Unmentionable Times?</text:p>
      <text:p text:style-name="P1"></text:p>
      <text:p text:style-name="P1">We found garments, and the Golden One gasped at the sight of them. For</text:p>
      <text:p text:style-name="P1">they were not white tunics, nor white togas; they were of all colors, no</text:p>
      <text:p text:style-name="P1">two of them alike. Some crumbled to dust as we touched them. But others</text:p>
      <text:p text:style-name="P1">were of heavier cloth, and they felt soft and new in our fingers.</text:p>
      <text:p text:style-name="P1"></text:p>
      <text:p text:style-name="P1">We found a room with walls made of shelves, which held rows of</text:p>
      <text:p text:style-name="P1">manuscripts, from the floor to the ceiling. Never had we seen such</text:p>
      <text:p text:style-name="P1">a number of them, nor of such strange shape. They were not soft and</text:p>
      <text:p text:style-name="P1">rolled, they had hard shells of cloth and leather; and the letters on</text:p>
      <text:p text:style-name="P1">their pages were so small and so even that we wondered at the men who</text:p>
      <text:p text:style-name="P1">had such handwriting. We glanced through the pages, and we saw that they</text:p>
      <text:p text:style-name="P1">were written in our language, but we found many words which we could not</text:p>
      <text:p text:style-name="P1">understand. Tomorrow, we shall begin to read these scripts.</text:p>
      <text:p text:style-name="P1"></text:p>
      <text:p text:style-name="P1">When we had seen all the rooms of the house, we looked at the Golden One</text:p>
      <text:p text:style-name="P1">and we both knew the thought in our minds.</text:p>
      <text:p text:style-name="P1"></text:p>
      <text:p text:style-name="P1">"We shall never leave this house," we said, "nor let it be taken from</text:p>
      <text:p text:style-name="P1">us. This is our home and the end of our journey. This is your house,</text:p>
      <text:p text:style-name="P1">Golden One, and ours, and it belongs to no other men whatever as far as</text:p>
      <text:p text:style-name="P1">the earth may stretch. We shall not share it with others, as we share</text:p>
      <text:p text:style-name="P1">not our joy with them, nor our love, nor our hunger. So be it to the end</text:p>
      <text:p text:style-name="P1">of our days."</text:p>
      <text:p text:style-name="P1"></text:p>
      <text:p text:style-name="P1">"Your will be done," they said.</text:p>
      <text:p text:style-name="P1"></text:p>
      <text:p text:style-name="P1">Then we went out to gather wood for the great hearth of our home. We</text:p>
      <text:p text:style-name="P1">brought water from the stream which runs among the trees under our</text:p>
      <text:p text:style-name="P1">windows. We killed a mountain goat, and we brought its flesh to be</text:p>
      <text:p text:style-name="P1">cooked in a strange copper pot we found in a place of wonders, which</text:p>
      <text:p text:style-name="P1">must have been the cooking room of the house.</text:p>
      <text:p text:style-name="P1"></text:p>
      <text:p text:style-name="P1">We did this work alone, for no words of ours could take the Golden One</text:p>
      <text:p text:style-name="P1">away from the big glass which is not glass. They stood before it and</text:p>
      <text:p text:style-name="P1">they looked and looked upon their own body.</text:p>
      <text:p text:style-name="P1"></text:p>
      <text:p text:style-name="P1">When the sun sank beyond the mountains, the Golden One fell asleep on</text:p>
      <text:p text:style-name="P1">the floor, amidst jewels, and bottles of crystal, and flowers of silk.</text:p>
      <text:p text:style-name="P1">We lifted the Golden One in our arms and we carried them to a bed, their</text:p>
      <text:p text:style-name="P1">head falling softly upon our shoulder. Then we lit a candle, and we</text:p>
      <text:p text:style-name="P1">brought paper from the room of the manuscripts, and we sat by the</text:p>
      <text:p text:style-name="P1">window, for we knew that we could not sleep tonight.</text:p>
      <text:p text:style-name="P1"></text:p>
      <text:p text:style-name="P1">And now we look upon the earth and sky. This spread of naked rock and</text:p>
      <text:p text:style-name="P1"><text:soft-page-break/>peaks and moonlight is like a world ready to be born, a world that</text:p>
      <text:p text:style-name="P1">waits. It seems to us it asks a sign from us, a spark, a first</text:p>
      <text:p text:style-name="P1">commandment. We cannot know what word we are to give, nor what great</text:p>
      <text:p text:style-name="P1">deed this earth expects to witness. We know it waits. It seems to say it</text:p>
      <text:p text:style-name="P1">has great gifts to lay before us, but it wishes a greater gift for us.</text:p>
      <text:p text:style-name="P1">We are to speak. We are to give its goal, its highest meaning to all</text:p>
      <text:p text:style-name="P1">this glowing space of rock and sky.</text:p>
      <text:p text:style-name="P1"></text:p>
      <text:p text:style-name="P1">We look ahead, we beg our heart for guidance in answering this call no</text:p>
      <text:p text:style-name="P1">voice has spoken, yet we have heard. We look upon our hands. We see</text:p>
      <text:p text:style-name="P1">the dust of centuries, the dust which hid the great secrets and perhaps</text:p>
      <text:p text:style-name="P1">great evils. And yet it stirs no fear within our heart, but only silent</text:p>
      <text:p text:style-name="P1">reverence and pity.</text:p>
      <text:p text:style-name="P1"></text:p>
      <text:p text:style-name="P1">May knowledge come to us! What is the secret our heart has understood</text:p>
      <text:p text:style-name="P1">and yet will not reveal to us, although it seems to beat as if it were</text:p>
      <text:p text:style-name="P1">endeavoring to tell it?</text:p>
      <text:p text:style-name="P1"></text:p>
      <text:p text:style-name="P1"></text:p>
      <text:p text:style-name="P1"></text:p>
      <text:p text:style-name="P1"></text:p>
      <text:p text:style-name="P1">PART ELEVEN</text:p>
      <text:p text:style-name="P1"></text:p>
      <text:p text:style-name="P1">I am. I think. I will.</text:p>
      <text:p text:style-name="P1"></text:p>
      <text:p text:style-name="P1">My hands... My spirit... My sky... My forest... This earth of mine....</text:p>
      <text:p text:style-name="P1">What must I say besides? These are the words. This is the answer.</text:p>
      <text:p text:style-name="P1"></text:p>
      <text:p text:style-name="P1">I stand here on the summit of the mountain. I lift my head and I spread</text:p>
      <text:p text:style-name="P1">my arms. This, my body and spirit, this is the end of the quest. I</text:p>
      <text:p text:style-name="P1">wished to know the meaning of things. I am the meaning. I wished to</text:p>
      <text:p text:style-name="P1">find a warrant for being. I need no warrant for being, and no word of</text:p>
      <text:p text:style-name="P1">sanction upon my being. I am the warrant and the sanction.</text:p>
      <text:p text:style-name="P1"></text:p>
      <text:p text:style-name="P1">It is my eyes which see, and the sight of my eyes grants beauty to the</text:p>
      <text:p text:style-name="P1">earth. It is my ears which hear, and the hearing of my ears gives its</text:p>
      <text:p text:style-name="P1">song to the world. It is my mind which thinks, and the judgement of</text:p>
      <text:p text:style-name="P1">my mind is the only searchlight that can find the truth. It is my</text:p>
      <text:p text:style-name="P1">will which chooses, and the choice of my will is the only edict I must</text:p>
      <text:p text:style-name="P1">respect.</text:p>
      <text:p text:style-name="P1"></text:p>
      <text:p text:style-name="P1">Many words have been granted me, and some are wise, and some are false,</text:p>
      <text:p text:style-name="P1">but only three are holy: "I will it!"</text:p>
      <text:p text:style-name="P1"></text:p>
      <text:p text:style-name="P1">Whatever road I take, the guiding star is within me; the guiding star</text:p>
      <text:p text:style-name="P1">and the loadstone which point the way. They point in but one direction.</text:p>
      <text:p text:style-name="P1">They point to me.</text:p>
      <text:p text:style-name="P1"></text:p>
      <text:p text:style-name="P1">I know not if this earth on which I stand is the core of the universe</text:p>
      <text:p text:style-name="P1">or if it is but a speck of dust lost in eternity. I know not and I</text:p>
      <text:p text:style-name="P1">care not. For I know what happiness is possible to me on earth. And my</text:p>
      <text:p text:style-name="P1">happiness needs no higher aim to vindicate it. My happiness is not</text:p>
      <text:p text:style-name="P1">the means to any end. It is the end. It is its own goal. It is its own</text:p>
      <text:p text:style-name="P1">purpose.</text:p>
      <text:p text:style-name="P1"></text:p>
      <text:p text:style-name="P1">Neither am I the means to any end others may wish to accomplish. I am</text:p>
      <text:p text:style-name="P1">not a tool for their use. I am not a servant of their needs. I am not a</text:p>
      <text:p text:style-name="P1">bandage for their wounds. I am not a sacrifice on their altars.</text:p>
      <text:p text:style-name="P1"></text:p>
      <text:p text:style-name="P1"><text:soft-page-break/>I am a man. This miracle of me is mine to own and keep, and mine to</text:p>
      <text:p text:style-name="P1">guard, and mine to use, and mine to kneel before!</text:p>
      <text:p text:style-name="P1"></text:p>
      <text:p text:style-name="P1">I do not surrender my treasures, nor do I share them. The fortune of my</text:p>
      <text:p text:style-name="P1">spirit is not to be blown into coins of brass and flung to the winds as</text:p>
      <text:p text:style-name="P1">alms for the poor of the spirit. I guard my treasures: my thought, my</text:p>
      <text:p text:style-name="P1">will, my freedom. And the greatest of these is freedom.</text:p>
      <text:p text:style-name="P1"></text:p>
      <text:p text:style-name="P1">I owe nothing to my brothers, nor do I gather debts from them. I ask</text:p>
      <text:p text:style-name="P1">none to live for me, nor do I live for any others. I covet no man's</text:p>
      <text:p text:style-name="P1">soul, nor is my soul theirs to covet.</text:p>
      <text:p text:style-name="P1"></text:p>
      <text:p text:style-name="P1">I am neither foe nor friend to my brothers, but such as each of them</text:p>
      <text:p text:style-name="P1">shall deserve of me. And to earn my love, my brothers must do more than</text:p>
      <text:p text:style-name="P1">to have been born. I do not grant my love without reason, nor to any</text:p>
      <text:p text:style-name="P1">chance passer-by who may wish to claim it. I honor men with my love. But</text:p>
      <text:p text:style-name="P1">honor is a thing to be earned.</text:p>
      <text:p text:style-name="P1"></text:p>
      <text:p text:style-name="P1">I shall choose friends among men, but neither slaves nor masters. And I</text:p>
      <text:p text:style-name="P1">shall choose only such as please me, and them I shall love and respect,</text:p>
      <text:p text:style-name="P1">but neither command nor obey. And we shall join our hands when we wish,</text:p>
      <text:p text:style-name="P1">or walk alone when we so desire. For in the temple of his spirit, each</text:p>
      <text:p text:style-name="P1">man is alone. Let each man keep his temple untouched and undefiled. Then</text:p>
      <text:p text:style-name="P1">let him join hands with others if he wishes, but only beyond his holy</text:p>
      <text:p text:style-name="P1">threshold.</text:p>
      <text:p text:style-name="P1"></text:p>
      <text:p text:style-name="P1">For the word "We" must never be spoken, save by one's choice and as a</text:p>
      <text:p text:style-name="P1">second thought. This word must never be placed first within man's soul,</text:p>
      <text:p text:style-name="P1">else it becomes a monster, the root of all the evils on earth, the root</text:p>
      <text:p text:style-name="P1">of man's torture by men, and of an unspeakable lie.</text:p>
      <text:p text:style-name="P1"></text:p>
      <text:p text:style-name="P1">The word "We" is as lime poured over men, which sets and hardens to</text:p>
      <text:p text:style-name="P1">stone, and crushes all beneath it, and that which is white and that</text:p>
      <text:p text:style-name="P1">which is black are lost equally in the grey of it. It is the word by</text:p>
      <text:p text:style-name="P1">which the depraved steal the virtue of the good, by which the weak steal</text:p>
      <text:p text:style-name="P1">the might of the strong, by which the fools steal the wisdom of the</text:p>
      <text:p text:style-name="P1">sages.</text:p>
      <text:p text:style-name="P1"></text:p>
      <text:p text:style-name="P1">What is my joy if all hands, even the unclean, can reach into it? What</text:p>
      <text:p text:style-name="P1">is my wisdom, if even the fools can dictate to me? What is my freedom,</text:p>
      <text:p text:style-name="P1">if all creatures, even the botched and the impotent, are my masters?</text:p>
      <text:p text:style-name="P1">What is my life, if I am but to bow, to agree and to obey?</text:p>
      <text:p text:style-name="P1"></text:p>
      <text:p text:style-name="P1">But I am done with this creed of corruption.</text:p>
      <text:p text:style-name="P1"></text:p>
      <text:p text:style-name="P1">I am done with the monster of "We," the word of serfdom, of plunder, of</text:p>
      <text:p text:style-name="P1">misery, falsehood and shame.</text:p>
      <text:p text:style-name="P1"></text:p>
      <text:p text:style-name="P1">And now I see the face of god, and I raise this god over the earth, this</text:p>
      <text:p text:style-name="P1">god whom men have sought since men came into being, this god who will</text:p>
      <text:p text:style-name="P1">grant them joy and peace and pride.</text:p>
      <text:p text:style-name="P1"></text:p>
      <text:p text:style-name="P1">This god, this one word:</text:p>
      <text:p text:style-name="P1"></text:p>
      <text:p text:style-name="P1">"I."</text:p>
      <text:p text:style-name="P1"></text:p>
      <text:p text:style-name="P1"></text:p>
      <text:p text:style-name="P1"></text:p>
      <text:p text:style-name="P1"></text:p>
      <text:p text:style-name="P1"><text:soft-page-break/>PART TWELVE</text:p>
      <text:p text:style-name="P1"></text:p>
      <text:p text:style-name="P1">It was when I read the first of the books I found in my house that I</text:p>
      <text:p text:style-name="P1">saw the word "I." And when I understood this word, the book fell from</text:p>
      <text:p text:style-name="P1">my hands, and I wept, I who had never known tears. I wept in deliverance</text:p>
      <text:p text:style-name="P1">and in pity for all mankind.</text:p>
      <text:p text:style-name="P1"></text:p>
      <text:p text:style-name="P1">I understood the blessed thing which I had called my curse. I understood</text:p>
      <text:p text:style-name="P1">why the best in me had been my sins and my transgressions; and why I had</text:p>
      <text:p text:style-name="P1">never felt guilt in my sins. I understood that centuries of chains and</text:p>
      <text:p text:style-name="P1">lashes will not kill the spirit of man nor the sense of truth within</text:p>
      <text:p text:style-name="P1">him.</text:p>
      <text:p text:style-name="P1"></text:p>
      <text:p text:style-name="P1">I read many books for many days. Then I called the Golden One, and I</text:p>
      <text:p text:style-name="P1">told her what I had read and what I had learned. She looked at me and</text:p>
      <text:p text:style-name="P1">the first words she spoke were:</text:p>
      <text:p text:style-name="P1"></text:p>
      <text:p text:style-name="P1">"I love you."</text:p>
      <text:p text:style-name="P1"></text:p>
      <text:p text:style-name="P1">Then I said:</text:p>
      <text:p text:style-name="P1"></text:p>
      <text:p text:style-name="P1">"My dearest one, it is not proper for men to be without names. There was</text:p>
      <text:p text:style-name="P1">a time when each man had a name of his own to distinguish him from all</text:p>
      <text:p text:style-name="P1">other men. So let us choose our names. I have read of a man who lived</text:p>
      <text:p text:style-name="P1">many thousands of years ago, and of all the names in these books, his is</text:p>
      <text:p text:style-name="P1">the one I wish to bear. He took the light of the gods and he brought it</text:p>
      <text:p text:style-name="P1">to men, and he taught men to be gods. And he suffered for his deed as</text:p>
      <text:p text:style-name="P1">all bearers of light must suffer. His name was Prometheus."</text:p>
      <text:p text:style-name="P1"></text:p>
      <text:p text:style-name="P1">"It shall be your name," said the Golden One.</text:p>
      <text:p text:style-name="P1"></text:p>
      <text:p text:style-name="P1">"And I have read of a goddess," I said, "who was the mother of the earth</text:p>
      <text:p text:style-name="P1">and of all the gods. Her name was Gaea. Let this be your name, my Golden</text:p>
      <text:p text:style-name="P1">One, for you are to be the mother of a new kind of gods."</text:p>
      <text:p text:style-name="P1"></text:p>
      <text:p text:style-name="P1">"It shall be my name," said the Golden One.</text:p>
      <text:p text:style-name="P1"></text:p>
      <text:p text:style-name="P1">Now I look ahead. My future is clear before me. The Saint of the pyre</text:p>
      <text:p text:style-name="P1">had seen the future when he chose me as his heir, as the heir of all the</text:p>
      <text:p text:style-name="P1">saints and all the martyrs who came before him and who died for the same</text:p>
      <text:p text:style-name="P1">cause, for the same word, no matter what name they gave to their cause</text:p>
      <text:p text:style-name="P1">and their truth.</text:p>
      <text:p text:style-name="P1"></text:p>
      <text:p text:style-name="P1">I shall live here, in my own house. I shall take my food from the earth</text:p>
      <text:p text:style-name="P1">by the toil of my own hands. I shall learn many secrets from my books.</text:p>
      <text:p text:style-name="P1">Through the years ahead, I shall rebuild the achievements of the past,</text:p>
      <text:p text:style-name="P1">and open the way to carry them further, the achievements which are open</text:p>
      <text:p text:style-name="P1">to me, but closed forever to my brothers, for their minds are shackled</text:p>
      <text:p text:style-name="P1">to the weakest and dullest ones among them.</text:p>
      <text:p text:style-name="P1"></text:p>
      <text:p text:style-name="P1">I have learned that my power of the sky was known to men long ago;</text:p>
      <text:p text:style-name="P1">they called it Electricity. It was the power that moved their greatest</text:p>
      <text:p text:style-name="P1">inventions. It lit this house with light which came from those globes of</text:p>
      <text:p text:style-name="P1">glass on the walls. I have found the engine which produced this light.</text:p>
      <text:p text:style-name="P1">I shall learn how to repair it and how to make it work again. I shall</text:p>
      <text:p text:style-name="P1">learn how to use the wires which carry this power. Then I shall build a</text:p>
      <text:p text:style-name="P1">barrier of wires around my home, and across the paths which lead to</text:p>
      <text:p text:style-name="P1">my home; a barrier light as a cobweb, more impassable than a wall of</text:p>
      <text:p text:style-name="P1">granite; a barrier my brothers will never be able to cross. For they</text:p>
      <text:p text:style-name="P1"><text:soft-page-break/>have nothing to fight me with, save the brute force of their numbers. I</text:p>
      <text:p text:style-name="P1">have my mind.</text:p>
      <text:p text:style-name="P1"></text:p>
      <text:p text:style-name="P1">Then here, on this mountaintop, with the world below me and nothing</text:p>
      <text:p text:style-name="P1">above me but the sun, I shall live my own truth. Gaea is pregnant with</text:p>
      <text:p text:style-name="P1">my child. Our son will be raised as a man. He will be taught to say "I"</text:p>
      <text:p text:style-name="P1">and to bear the pride of it. He will be taught to walk straight and on</text:p>
      <text:p text:style-name="P1">his own feet. He will be taught reverence for his own spirit.</text:p>
      <text:p text:style-name="P1"></text:p>
      <text:p text:style-name="P1">When I shall have read all the books and learned my new way, when my</text:p>
      <text:p text:style-name="P1">home will be ready and my earth tilled, I shall steal one day, for</text:p>
      <text:p text:style-name="P1">the last time, into the cursed City of my birth. I shall call to me my</text:p>
      <text:p text:style-name="P1">friend who has no name save International 4-8818, and all those like</text:p>
      <text:p text:style-name="P1">him, Fraternity 2-5503, who cries without reason, and Solidarity 9-6347</text:p>
      <text:p text:style-name="P1">who calls for help in the night, and a few others. I shall call to me</text:p>
      <text:p text:style-name="P1">all the men and the women whose spirit has not been killed within them</text:p>
      <text:p text:style-name="P1">and who suffer under the yoke of their brothers. They will follow me</text:p>
      <text:p text:style-name="P1">and I shall lead them to my fortress. And here, in this uncharted</text:p>
      <text:p text:style-name="P1">wilderness, I and they, my chosen friends, my fellow-builders, shall</text:p>
      <text:p text:style-name="P1">write the first chapter in the new history of man.</text:p>
      <text:p text:style-name="P1"></text:p>
      <text:p text:style-name="P1">These are the things before me. And as I stand here at the door of</text:p>
      <text:p text:style-name="P1">glory, I look behind me for the last time. I look upon the history of</text:p>
      <text:p text:style-name="P1">men, which I have learned from the books, and I wonder. It was a long</text:p>
      <text:p text:style-name="P1">story, and the spirit which moved it was the spirit of man's freedom.</text:p>
      <text:p text:style-name="P1">But what is freedom? Freedom from what? There is nothing to take a man's</text:p>
      <text:p text:style-name="P1">freedom away from him, save other men. To be free, a man must be free of</text:p>
      <text:p text:style-name="P1">his brothers. That is freedom. That and nothing else.</text:p>
      <text:p text:style-name="P1"></text:p>
      <text:p text:style-name="P1">At first, man was enslaved by the gods. But he broke their chains. Then</text:p>
      <text:p text:style-name="P1">he was enslaved by the kings. But he broke their chains. He was enslaved</text:p>
      <text:p text:style-name="P1">by his birth, by his kin, by his race. But he broke their chains. He</text:p>
      <text:p text:style-name="P1">declared to all his brothers that a man has rights which neither god nor</text:p>
      <text:p text:style-name="P1">king nor other men can take away from him, no matter what their number,</text:p>
      <text:p text:style-name="P1">for his is the right of man, and there is no right on earth above this</text:p>
      <text:p text:style-name="P1">right. And he stood on the threshold of the freedom for which the blood</text:p>
      <text:p text:style-name="P1">of the centuries behind him had been spilled.</text:p>
      <text:p text:style-name="P1"></text:p>
      <text:p text:style-name="P1">But then he gave up all he had won, and fell lower than his savage</text:p>
      <text:p text:style-name="P1">beginning.</text:p>
      <text:p text:style-name="P1"></text:p>
      <text:p text:style-name="P1">What brought it to pass? What disaster took their reason away from</text:p>
      <text:p text:style-name="P1">men? What whip lashed them to their knees in shame and submission? The</text:p>
      <text:p text:style-name="P1">worship of the word "We."</text:p>
      <text:p text:style-name="P1"></text:p>
      <text:p text:style-name="P1">When men accepted that worship, the structure of centuries collapsed</text:p>
      <text:p text:style-name="P1">about them, the structure whose every beam had come from the thought of</text:p>
      <text:p text:style-name="P1">some one man, each in his day down the ages, from the depth of some</text:p>
      <text:p text:style-name="P1">one spirit, such spirit as existed but for its own sake. Those men who</text:p>
      <text:p text:style-name="P1">survived those eager to obey, eager to live for one another, since they</text:p>
      <text:p text:style-name="P1">had nothing else to vindicate them--those men could neither carry on,</text:p>
      <text:p text:style-name="P1">nor preserve what they had received. Thus did all thought, all science,</text:p>
      <text:p text:style-name="P1">all wisdom perish on earth. Thus did men--men with nothing to offer save</text:p>
      <text:p text:style-name="P1">their great number--lost the steel towers, the flying ships, the</text:p>
      <text:p text:style-name="P1">power wires, all the things they had not created and could never keep.</text:p>
      <text:p text:style-name="P1">Perhaps, later, some men had been born with the mind and the courage to</text:p>
      <text:p text:style-name="P1">recover these things which were lost; perhaps these men came before the</text:p>
      <text:p text:style-name="P1">Councils of Scholars. They were answered as I have been answered--and</text:p>
      <text:p text:style-name="P1">for the same reasons.</text:p>
      <text:p text:style-name="P1"><text:soft-page-break/></text:p>
      <text:p text:style-name="P1">But I still wonder how it was possible, in those graceless years of</text:p>
      <text:p text:style-name="P1">transition, long ago, that men did not see whither they were going, and</text:p>
      <text:p text:style-name="P1">went on, in blindness and cowardice, to their fate. I wonder, for it is</text:p>
      <text:p text:style-name="P1">hard for me to conceive how men who knew the word "I" could give it up</text:p>
      <text:p text:style-name="P1">and not know what they lost. But such has been the story, for I have</text:p>
      <text:p text:style-name="P1">lived in the City of the damned, and I know what horror men permitted to</text:p>
      <text:p text:style-name="P1">be brought upon them.</text:p>
      <text:p text:style-name="P1"></text:p>
      <text:p text:style-name="P1">Perhaps, in those days, there were a few among men, a few of clear sight</text:p>
      <text:p text:style-name="P1">and clean soul, who refused to surrender that word. What agony must</text:p>
      <text:p text:style-name="P1">have been theirs before that which they saw coming and could not stop!</text:p>
      <text:p text:style-name="P1">Perhaps they cried out in protest and in warning. But men paid no heed</text:p>
      <text:p text:style-name="P1">to their warning. And they, these few, fought a hopeless battle, and</text:p>
      <text:p text:style-name="P1">they perished with their banners smeared by their own blood. And they</text:p>
      <text:p text:style-name="P1">chose to perish, for they knew. To them, I send my salute across the</text:p>
      <text:p text:style-name="P1">centuries, and my pity.</text:p>
      <text:p text:style-name="P1"></text:p>
      <text:p text:style-name="P1">Theirs is the banner in my hand. And I wish I had the power to tell them</text:p>
      <text:p text:style-name="P1">that the despair of their hearts was not to be final, and their night</text:p>
      <text:p text:style-name="P1">was not without hope. For the battle they lost can never be lost. For</text:p>
      <text:p text:style-name="P1">that which they died to save can never perish. Through all the darkness,</text:p>
      <text:p text:style-name="P1">through all the shame of which men are capable, the spirit of man will</text:p>
      <text:p text:style-name="P1">remain alive on this earth. It may sleep, but it will awaken. It may</text:p>
      <text:p text:style-name="P1">wear chains, but it will break through. And man will go on. Man, not</text:p>
      <text:p text:style-name="P1">men.</text:p>
      <text:p text:style-name="P1"></text:p>
      <text:p text:style-name="P1">Here on this mountain, I and my sons and my chosen friends shall build</text:p>
      <text:p text:style-name="P1">our new land and our fort. And it will become as the heart of the earth,</text:p>
      <text:p text:style-name="P1">lost and hidden at first, but beating, beating louder each day. And word</text:p>
      <text:p text:style-name="P1">of it will reach every corner of the earth. And the roads of the world</text:p>
      <text:p text:style-name="P1">will become as veins which will carry the best of the world's blood to</text:p>
      <text:p text:style-name="P1">my threshold. And all my brothers, and the Councils of my brothers, will</text:p>
      <text:p text:style-name="P1">hear of it, but they will be impotent against me. And the day will come</text:p>
      <text:p text:style-name="P1">when I shall break all the chains of the earth, and raze the cities of</text:p>
      <text:p text:style-name="P1">the enslaved, and my home will become the capital of a world where each</text:p>
      <text:p text:style-name="P1">man will be free to exist for his own sake.</text:p>
      <text:p text:style-name="P1"></text:p>
      <text:p text:style-name="P1">For the coming of that day shall I fight, I and my sons and my chosen</text:p>
      <text:p text:style-name="P1">friends. For the freedom of Man. For his rights. For his life. For his</text:p>
      <text:p text:style-name="P1">honor.</text:p>
      <text:p text:style-name="P1"></text:p>
      <text:p text:style-name="P1">And here, over the portals of my fort, I shall cut in the stone the word</text:p>
      <text:p text:style-name="P1">which is to be my beacon and my banner. The word which will not die,</text:p>
      <text:p text:style-name="P1">should we all perish in battle. The word which can never die on this</text:p>
      <text:p text:style-name="P1">earth, for it is the heart of it and the meaning and the glory.</text:p>
      <text:p text:style-name="P1"></text:p>
      <text:p text:style-name="P1">The sacred word:</text:p>
      <text:p text:style-name="P1"></text:p>
      <text:p text:style-name="P1">EGO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4" meta:paragraph-count="2003" meta:word-count="19140" meta:character-count="97591" meta:non-whitespace-character-count="78027"/>
    <meta:generator>LibreOffice/5.1.6.2$Linux_X86_64 LibreOffice_project/10m0$Build-2</meta:generator>
  </office:meta>
</office:document-meta>
</file>